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1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7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8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3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053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1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6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7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62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5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308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7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27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4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1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0.8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67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7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6cm" fo:min-width="2.0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0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8.091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07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b4c7dc" draw:textarea-horizontal-align="justify" draw:textarea-vertical-align="top" draw:auto-grow-height="false" fo:min-height="8.091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09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8.25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11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e8f2a1" draw:textarea-horizontal-align="justify" draw:textarea-vertical-align="top" draw:auto-grow-height="false" fo:min-height="8.25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3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5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7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9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1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23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ffdbb6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5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7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9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31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33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4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4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808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4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41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3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7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center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6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0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11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2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3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4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5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6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7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2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2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1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6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808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1.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7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0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5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3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0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0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6.403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476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1.66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081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347cm" fo:min-width="12.749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343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209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347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346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878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9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0.226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0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4" style:family="graphic" style:parent-style-name="objectwithoutfill">
      <style:graphic-properties draw:stroke="dash" draw:stroke-dash="Dashed_20__28_var_29_" svg:stroke-width="0.1cm" svg:stroke-color="#ff8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2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26" style:family="graphic" style:parent-style-name="standard">
      <style:graphic-properties svg:stroke-width="0.1cm" svg:stroke-color="#ff8000" draw:marker-start="Стили_20_стрелок_20_1" draw:marker-start-width="0.35cm" draw:marker-end-width="0.35cm" draw:textarea-horizontal-align="justify" draw:textarea-vertical-align="middle" draw:auto-grow-height="false" fo:min-height="0cm" fo:min-width="7.375cm" fo:padding-top="0.175cm" fo:padding-bottom="0.175cm" fo:padding-left="0.3cm" fo:padding-right="0.3cm" loext:decorative="false"/>
    </style:style>
    <style:style style:name="gr327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0.957cm" loext:decorative="false"/>
      <style:paragraph-properties style:writing-mode="lr-tb"/>
    </style:style>
    <style:style style:name="gr3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277cm" loext:decorative="false"/>
      <style:paragraph-properties style:writing-mode="lr-tb"/>
    </style:style>
    <style:style style:name="gr3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6cm" fo:min-width="1.45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9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48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e8f2a1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</style:style>
    <style:style style:name="P25" style:family="paragraph">
      <loext:graphic-properties draw:fill="none" draw:fill-color="#b4c7dc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e8f2a1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e8f2a1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5c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dbb6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text-properties fo:font-size="36pt"/>
    </style:style>
    <style:style style:name="P3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text-properties fo:font-size="16pt"/>
    </style:style>
    <style:style style:name="P4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/>
      <style:paragraph-properties fo:text-align="center"/>
    </style:style>
    <style:style style:name="P45" style:family="paragraph">
      <style:paragraph-properties fo:text-align="center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6pt"/>
    </style:style>
    <style:style style:name="T9" style:family="text">
      <style:text-properties fo:font-size="16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5cm" svg:height="11.75cm" svg:x="42cm" svg:y="18.75cm">
          <text:p text:style-name="P1"><text:span text:style-name="T1">Relevant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5cm" svg:height="0.5cm" svg:x="42cm" svg:y="19.75cm">
          <text:p text:style-name="P3"><text:span text:style-name="T2">Определяет релевантность отве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6" draw:layer="layout" svg:width="15cm" svg:height="4.75cm" svg:x="42cm" svg:y="20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5cm" svg:height="15cm" svg:x="42cm" svg:y="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3.25cm" svg:height="0.75cm" svg:x="43cm" svg:y="29.5cm">
          <text:p text:style-name="P8"><text:span text:style-name="T4">//База релевантности ответов</text:span></text:p>
          <text:p text:style-name="P8"><text:span text:style-name="T4">std::vector&lt;std::vector&lt;RelativeIndex&gt;&gt; relevantRespons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9" draw:layer="layout" svg:width="13.25cm" svg:height="0.75cm" svg:x="43cm" svg:y="26.5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9" draw:layer="layout" svg:width="13.25cm" svg:height="0.75cm" svg:x="43cm" svg:y="25.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" draw:text-style-name="P9" xml:id="id5" draw:id="id5" draw:layer="layout" svg:width="13.25cm" svg:height="1cm" svg:x="43cm" svg:y="23.75cm">
          <text:p text:style-name="P8"><text:span text:style-name="T4">//Получить ссылку на базу релевантности ответов</text:span></text:p>
          <text:p text:style-name="P8"><text:span text:style-name="T4">//Вызывается через SearchEngine::exportRelevantResponses()</text:span></text:p>
          <text:p text:style-name="P8"><text:span text:style-name="T4">const std::vector&lt;std::vector&lt;RelativeIndex&gt;&gt;&amp; getRelevantResponse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" draw:text-style-name="P9" draw:layer="layout" svg:width="13.25cm" svg:height="0.75cm" svg:x="43cm" svg:y="22.75cm">
          <text:p text:style-name="P8"><text:span text:style-name="T4">//Рассчитать релевантность ответов</text:span></text:p>
          <text:p text:style-name="P8"><text:span text:style-name="T4">void updateRelevant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" draw:text-style-name="P10" xml:id="id4" draw:id="id4" draw:layer="layout" svg:width="13.25cm" svg:height="2cm" svg:x="43cm" svg:y="20.5cm">
          <text:p text:style-name="P8"><text:span text:style-name="T4">//Инициализирует: ссылку на базу инвертированных индексов, ссылку на базу запросов, объект класса PreparedRequests, ссылку на подготовленную базу запросов</text:span></text:p>
          <text:p text:style-name="P8"><text:span text:style-name="T4">RelevantResponse(const std::map&lt;std::string, std::vector&lt;Entry&gt;&gt;&amp; in_invertedIndexes, const std::vector&lt;std::string&gt;&amp; in_requests, int in_precisi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11" draw:text-style-name="P12" draw:layer="layout" svg:width="1.5cm" svg:height="0.5cm" svg:x="54.5cm" svg:y="29.75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custom-shape draw:style-name="gr12" draw:text-style-name="P14" draw:layer="layout" svg:width="15cm" svg:height="8cm" svg:x="24.5cm" svg:y="10.5cm">
          <text:p text:style-name="P13"><text:span text:style-name="T1">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5cm" svg:height="0.5cm" svg:x="24.5cm" svg:y="11.5cm">
          <text:p text:style-name="P3"><text:span text:style-name="T2">Реализует загрузку и хранение базы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" draw:text-style-name="P6" draw:layer="layout" svg:width="15cm" svg:height="5.25cm" svg:x="24.5cm" svg:y="1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15cm" svg:height="1.75cm" svg:x="24.5cm" svg:y="1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3cm" svg:height="0.922cm" svg:x="25.5cm" svg:y="17.5cm">
          <text:p text:style-name="P3"><text:span text:style-name="T4">//База документов</text:span></text:p>
          <text:p text:style-name="P3"><text:span text:style-name="T4">std::vector&lt;std::string&gt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7" draw:text-style-name="P4" xml:id="id1" draw:id="id1" draw:layer="layout" svg:width="13cm" svg:height="0.923cm" svg:x="25.5cm" svg:y="14.75cm">
          <text:p text:style-name="P3"><text:span text:style-name="T4">//Получить ссылку на базу документов</text:span></text:p>
          <text:p text:style-name="P3"><text:span text:style-name="T4">const std::vector&lt;std::string&gt;&amp; getDocumen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8" draw:text-style-name="P9" xml:id="id15" draw:id="id15" draw:layer="layout" svg:width="13cm" svg:height="1.25cm" svg:x="25.5cm" svg:y="13.25cm">
          <text:p text:style-name="P8"><text:span text:style-name="T4">//Обновить базу документов</text:span></text:p>
          <text:p text:style-name="P8"><text:span text:style-name="T4">void updateDocuments(const std::vector&lt;std::string&gt;&amp; in_documents);</text:span></text:p>
          <text:p text:style-name="P8"><text:span text:style-name="T4">void updateDocuments(std::vector&lt;std::string&gt;&amp;&amp; in_documen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9" draw:text-style-name="P15" draw:layer="layout" svg:width="13cm" svg:height="0.5cm" svg:x="25.5cm" svg:y="12.5cm">
          <text:p text:style-name="P3"><text:span text:style-name="T4">Documen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20" draw:text-style-name="P12" draw:layer="layout" svg:width="1.5cm" svg:height="0.615cm" svg:x="36.75cm" svg:y="17.75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g draw:name="Container-2-1" draw:style-name="gr21">
          <draw:custom-shape draw:style-name="gr22" draw:text-style-name="P14" draw:layer="layout" svg:width="15cm" svg:height="8cm" svg:x="24.5cm" svg:y="32.75cm">
            <text:p text:style-name="P13"><text:span text:style-name="T1">Reques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4" draw:layer="layout" svg:width="15cm" svg:height="0.5cm" svg:x="24.5cm" svg:y="33.75cm">
          <text:p text:style-name="P3"><text:span text:style-name="T2">Реализует загрузку и хранение базы запрос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24" draw:text-style-name="P6" draw:layer="layout" svg:width="15cm" svg:height="5cm" svg:x="24.5cm" svg:y="34.25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25" draw:text-style-name="P7" draw:layer="layout" svg:width="15cm" svg:height="1.5cm" svg:x="24.5cm" svg:y="39.2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6" draw:text-style-name="P4" draw:layer="layout" svg:width="13cm" svg:height="0.75cm" svg:x="25.5cm" svg:y="39.75cm">
          <text:p text:style-name="P3"><text:span text:style-name="T4">//База запросов</text:span></text:p>
          <text:p text:style-name="P3"><text:span text:style-name="T4">std::vector&lt;std::string&gt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4" xml:id="id7" draw:id="id7" draw:layer="layout" svg:width="13cm" svg:height="0.75cm" svg:x="25.5cm" svg:y="37.25cm">
          <text:p text:style-name="P3"><text:span text:style-name="T4">//Получить ссылку на базу запросов</text:span></text:p>
          <text:p text:style-name="P3"><text:span text:style-name="T4">const std::vector&lt;std::string&gt;&amp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4" xml:id="id12" draw:id="id12" draw:layer="layout" svg:width="13cm" svg:height="1.25cm" svg:x="25.5cm" svg:y="35.75cm">
          <text:p text:style-name="P3"><text:span text:style-name="T4">//Обновить базу запросов</text:span></text:p>
          <text:p text:style-name="P3"><text:span text:style-name="T4">void updateRequests(const std::vector&lt;std::string&gt;&amp; in_requests);</text:span></text:p>
          <text:p text:style-name="P3"><text:span text:style-name="T4">void updateRequests(std::vector&lt;std::string&gt;&amp;&amp; in_reques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" draw:text-style-name="P15" xml:id="id21" draw:id="id21" draw:layer="layout" svg:width="13cm" svg:height="0.5cm" svg:x="25.5cm" svg:y="34.75cm">
          <text:p text:style-name="P3"><text:span text:style-name="T4">Reques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30" draw:text-style-name="P12" draw:layer="layout" svg:width="1.5cm" svg:height="0.5cm" svg:x="36.75cm" svg:y="40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custom-shape draw:style-name="gr31" draw:text-style-name="P9" draw:layer="layout" svg:width="13cm" svg:height="0.75cm" svg:x="25.5cm" svg:y="38.25cm">
          <text:p text:style-name="P8"><text:span text:style-name="T4">//Очистить базу запросов</text:span></text:p>
          <text:p text:style-name="P8"><text:span text:style-name="T4">void clear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2" draw:text-style-name="P14" draw:layer="layout" svg:width="15cm" svg:height="7.591cm" svg:x="7cm" svg:y="2.5cm">
          <text:p text:style-name="P13"><text:span text:style-name="T6">ConverterJSON (CJ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5cm" svg:height="0.545cm" svg:x="7cm" svg:y="3.5cm">
          <text:p text:style-name="P3"><text:span text:style-name="T2">Реализует работу с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4" draw:text-style-name="P6" draw:layer="layout" svg:width="15cm" svg:height="8.75cm" svg:x="7cm" svg:y="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" draw:layer="layout" svg:width="13cm" svg:height="0.818cm" svg:x="8.5cm" svg:y="9.432cm">
          <text:p text:style-name="P3"><text:span text:style-name="T4">//Получить значение максимального количества ответов</text:span></text:p>
          <text:p text:style-name="P3"><text:span text:style-name="T4">int getMax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6" draw:text-style-name="P4" xml:id="id11" draw:id="id11" draw:layer="layout" svg:width="13cm" svg:height="0.818cm" svg:x="8.5cm" svg:y="8.432cm">
          <text:p text:style-name="P3"><text:span text:style-name="T4">//Получить запросы</text:span></text:p>
          <text:p text:style-name="P3"><text:span text:style-name="T4">std::vector&lt;std::string&gt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7" draw:text-style-name="P4" xml:id="id8" draw:id="id8" draw:layer="layout" svg:width="13cm" svg:height="0.818cm" svg:x="8.5cm" svg:y="7.432cm">
          <text:p text:style-name="P3"><text:span text:style-name="T4">//Получить список путей файлов документов</text:span></text:p>
          <text:p text:style-name="P3"><text:span text:style-name="T4">std::vector&lt;std::string&gt; getFilePath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8" draw:text-style-name="P10" xml:id="id14" draw:id="id14" draw:layer="layout" svg:width="13cm" svg:height="2cm" svg:x="8.5cm" svg:y="4.25cm">
          <text:p text:style-name="P8"><text:span text:style-name="T4">//Инициализирует: ссылку на JSON-объект конфигурации, ссылку на JSON-объект запросов</text:span></text:p>
          <text:p text:style-name="P8"><text:span text:style-name="T4">ConverterJSON(const std::string&amp; in_configFilePath, const std::string&amp; in_requestsFilePath, int in_precision)</text:span></text:p>
          <text:p text:style-name="P8"><text:span text:style-name="T4">ConverterJSON(std::string&amp;&amp; in_configFilePath, std::string&amp;&amp; in_requestsFilePath, int in_precisi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9" draw:text-style-name="P4" draw:layer="layout" svg:width="13cm" svg:height="0.923cm" svg:x="25.5cm" svg:y="15.827cm">
          <text:p text:style-name="P3"><text:span text:style-name="T4">//Очистить базу документов</text:span></text:p>
          <text:p text:style-name="P3"><text:span text:style-name="T4">void clearDocument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0" draw:text-style-name="P9" xml:id="id6" draw:id="id6" draw:layer="layout" svg:width="13cm" svg:height="1.091cm" svg:x="8.5cm" svg:y="10.409cm">
          <text:p text:style-name="P8"><text:span text:style-name="T4">//Записать в JSON-объект результаты поиска</text:span></text:p>
          <text:p text:style-name="P8"><text:span text:style-name="T4">void setAnswersJSON(std::vector&lt;std::vector&lt;std::pair&lt;std::uint64_t , float&gt;&gt;&gt;&amp; answers, int maxResponse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1" draw:style-name="gr21">
          <draw:custom-shape draw:style-name="gr41" draw:text-style-name="P14" draw:layer="layout" svg:width="15cm" svg:height="7.5cm" svg:x="24.5cm" svg:y="20.5cm">
            <text:p text:style-name="P13"><text:span text:style-name="T1">InvertedInde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2" draw:text-style-name="P4" draw:layer="layout" svg:width="15cm" svg:height="0.485cm" svg:x="24.5cm" svg:y="21.515cm">
          <text:p text:style-name="P3"><text:span text:style-name="T2">Реализует инвертированную индексацию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43" draw:text-style-name="P6" draw:layer="layout" svg:width="15cm" svg:height="4.303cm" svg:x="24.5cm" svg:y="22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44" draw:text-style-name="P7" draw:layer="layout" svg:width="15cm" svg:height="2.425cm" svg:x="24.5cm" svg:y="25.57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5" draw:text-style-name="P9" draw:layer="layout" svg:width="13.25cm" svg:height="0.728cm" svg:x="25.5cm" svg:y="27.03cm">
          <text:p text:style-name="P8"><text:span text:style-name="T4">//База инвертированных индексов</text:span></text:p>
          <text:p text:style-name="P8"><text:span text:style-name="T4">std::map&lt;std::string, std::vector&lt;Entry&gt;&gt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6" draw:text-style-name="P4" draw:layer="layout" svg:width="13.25cm" svg:height="0.726cm" svg:x="25.5cm" svg:y="26.024cm">
          <text:p text:style-name="P3"><text:span text:style-name="T4">//Ссылка на базу документов</text:span></text:p>
          <text:p text:style-name="P3"><text:span text:style-name="T4">const std::vector&lt;std::string&gt;&amp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7" draw:text-style-name="P9" xml:id="id3" draw:id="id3" draw:layer="layout" svg:width="13.25cm" svg:height="0.727cm" svg:x="25.5cm" svg:y="24.606cm">
          <text:p text:style-name="P8"><text:span text:style-name="T4">//Получить ссылку на базу инвертированных индексов</text:span></text:p>
          <text:p text:style-name="P8"><text:span text:style-name="T4">const std::map&lt;std::string, std::vector&lt;Entry&gt;&gt;&amp; getInvertedIndex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8" draw:text-style-name="P4" draw:layer="layout" svg:width="13.25cm" svg:height="0.728cm" svg:x="25.5cm" svg:y="23.636cm">
          <text:p text:style-name="P3"><text:span text:style-name="T4">//Обновить базу инвертированных индексов</text:span></text:p>
          <text:p text:style-name="P3"><text:span text:style-name="T4">void updateInvertedIndex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9" draw:text-style-name="P15" xml:id="id2" draw:id="id2" draw:layer="layout" svg:width="13.25cm" svg:height="0.812cm" svg:x="25.5cm" svg:y="22.5cm">
          <text:p text:style-name="P3"><text:span text:style-name="T4">//Инициализирует ссылку на базу документов</text:span></text:p>
          <text:p text:style-name="P3"><text:span text:style-name="T4">explicit InvertedIndex(const std::vector&lt;std::string&gt;&amp; in_documen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50" draw:text-style-name="P12" draw:layer="layout" svg:width="1.5cm" svg:height="0.5cm" svg:x="37cm" svg:y="27.273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g draw:name="edit-link" draw:style-name="gr21">
          <draw:custom-shape draw:style-name="gr51" draw:text-style-name="P16" draw:layer="layout" svg:width="2cm" svg:height="1cm" svg:x="37cm" svg:y="26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52" draw:text-style-name="P17" draw:layer="layout" svg:width="0.499cm" svg:height="0.124cm" svg:x="37.75cm" svg:y="26.434cm" svg:viewBox="0 0 500 125" draw:points="0,125 500,125 500,0 0,0">
            <text:p/>
          </draw:polygon>
          <draw:polyline draw:style-name="gr53" draw:text-style-name="P18" draw:layer="layout" svg:width="0.249cm" svg:height="0.373cm" draw:transform="rotate (1.5707963267949) translate (37.5cm 26.622cm)" svg:viewBox="0 0 250 374" draw:points="188,374 250,374 250,0 0,0 0,374 63,374">
            <text:p/>
          </draw:polyline>
          <draw:polyline draw:style-name="gr54" draw:text-style-name="P18" draw:layer="layout" svg:width="0.249cm" svg:height="0.375cm" draw:transform="rotate (-1.5707963267949) translate (38.5cm 26.372cm)" svg:viewBox="0 0 250 376" draw:points="62,376 0,376 0,0 250,0 250,376 187,376">
            <text:p/>
          </draw:polyline>
        </draw:g>
        <draw:custom-shape draw:style-name="gr55" draw:text-style-name="P16" draw:layer="layout" svg:width="2cm" svg:height="1cm" svg:x="54.5cm" svg:y="25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polygon draw:style-name="gr56" draw:text-style-name="P17" draw:layer="layout" svg:width="0.499cm" svg:height="0.124cm" svg:x="55.25cm" svg:y="25.934cm" svg:viewBox="0 0 500 125" draw:points="0,125 500,125 500,0 0,0">
          <text:p/>
        </draw:polygon>
        <draw:polyline draw:style-name="gr57" draw:text-style-name="P18" draw:layer="layout" svg:width="0.249cm" svg:height="0.373cm" draw:transform="rotate (1.5707963267949) translate (55cm 26.122cm)" svg:viewBox="0 0 250 374" draw:points="188,374 250,374 250,0 0,0 0,374 63,374">
          <text:p/>
        </draw:polyline>
        <draw:polyline draw:style-name="gr58" draw:text-style-name="P18" draw:layer="layout" svg:width="0.249cm" svg:height="0.375cm" draw:transform="rotate (-1.5707963267949) translate (56cm 25.872cm)" svg:viewBox="0 0 250 376" draw:points="62,376 0,376 0,0 250,0 250,376 187,376">
          <text:p/>
        </draw:polyline>
        <draw:custom-shape draw:style-name="gr59" draw:text-style-name="P16" draw:layer="layout" svg:width="2cm" svg:height="1cm" svg:x="54.5cm" svg:y="26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polygon draw:style-name="gr60" draw:text-style-name="P17" draw:layer="layout" svg:width="0.499cm" svg:height="0.124cm" svg:x="55.25cm" svg:y="26.934cm" svg:viewBox="0 0 500 125" draw:points="0,125 500,125 500,0 0,0">
          <text:p/>
        </draw:polygon>
        <draw:polyline draw:style-name="gr61" draw:text-style-name="P18" draw:layer="layout" svg:width="0.249cm" svg:height="0.373cm" draw:transform="rotate (1.5707963267949) translate (55cm 27.122cm)" svg:viewBox="0 0 250 374" draw:points="188,374 250,374 250,0 0,0 0,374 63,374">
          <text:p/>
        </draw:polyline>
        <draw:polyline draw:style-name="gr62" draw:text-style-name="P18" draw:layer="layout" svg:width="0.249cm" svg:height="0.375cm" draw:transform="rotate (-1.5707963267949) translate (56cm 26.872cm)" svg:viewBox="0 0 250 376" draw:points="62,376 0,376 0,0 250,0 250,376 187,376">
          <text:p/>
        </draw:polyline>
        <draw:connector draw:name="Connector-Standard" draw:style-name="gr63" draw:text-style-name="P19" draw:layer="layout" draw:line-skew="1.235cm 0.653cm -1.27cm" svg:x1="38.5cm" svg:y1="15.211cm" svg:x2="25.5cm" svg:y2="22.906cm" draw:start-shape="id1" draw:start-glue-point="1" draw:end-shape="id2" draw:end-glue-point="3" svg:d="M38500 15211h1500v4528h-16035v3167h1535" svg:viewBox="0 0 16036 7696">
          <text:p/>
        </draw:connector>
        <draw:connector draw:name="Connector-Standard 6" draw:style-name="gr64" draw:text-style-name="P19" draw:layer="layout" draw:line-skew="0.125cm" svg:x1="38.75cm" svg:y1="24.969cm" svg:x2="43cm" svg:y2="21.5cm" draw:start-shape="id3" draw:start-glue-point="1" draw:end-shape="id4" draw:end-glue-point="3" svg:d="M38750 24969h2250v-3469h2000" svg:viewBox="0 0 4251 3470">
          <text:p/>
        </draw:connector>
        <draw:connector draw:name="Connector-Standard 14" draw:style-name="gr65" draw:text-style-name="P19" draw:layer="layout" draw:line-skew="1.485cm -16.375cm -1.985cm" svg:x1="56.25cm" svg:y1="24.25cm" svg:x2="8.5cm" svg:y2="10.954cm" draw:start-shape="id5" draw:start-glue-point="1" draw:end-shape="id6" draw:end-glue-point="3" svg:d="M56250 24250h1750v-23000h-51750v9704h2250" svg:viewBox="0 0 51751 23001">
          <text:p/>
        </draw:connector>
        <draw:connector draw:name="Connector-Standard 18" draw:style-name="gr66" draw:text-style-name="P19" draw:layer="layout" draw:line-skew="0.25cm" svg:x1="38.5cm" svg:y1="37.625cm" svg:x2="43cm" svg:y2="21.5cm" draw:start-shape="id7" draw:start-glue-point="1" draw:end-shape="id4" draw:end-glue-point="3" svg:d="M38500 37625h2500v-16125h2000" svg:viewBox="0 0 4501 16126">
          <text:p/>
        </draw:connector>
        <draw:custom-shape draw:style-name="gr67" draw:text-style-name="P2" draw:layer="layout" svg:width="13.25cm" svg:height="8cm" svg:x="43cm" svg:y="30.75cm">
          <text:p text:style-name="P1"><text:span text:style-name="T1">Prepared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" draw:layer="layout" svg:width="13.25cm" svg:height="0.5cm" svg:x="43cm" svg:y="31.75cm">
          <text:p text:style-name="P3"><text:span text:style-name="T2">Подготавливает базу запросов и хранит её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9" draw:text-style-name="P6" draw:layer="layout" svg:width="13.25cm" svg:height="4.558cm" svg:x="43cm" svg:y="32.19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7" draw:layer="layout" svg:width="13.25cm" svg:height="3cm" svg:x="43cm" svg:y="36.7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9" draw:layer="layout" svg:width="11.704cm" svg:height="0.596cm" svg:x="43.75cm" svg:y="38.75cm">
          <text:p text:style-name="P8"><text:span text:style-name="T4">//Подготовленная база запросов</text:span></text:p>
          <text:p text:style-name="P8"><text:span text:style-name="T4">std::vector&lt;std::vector&lt;std::string&gt;&gt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2" draw:text-style-name="P9" draw:layer="layout" svg:width="11.704cm" svg:height="0.596cm" svg:x="43.75cm" svg:y="38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3" draw:text-style-name="P9" draw:layer="layout" svg:width="11.704cm" svg:height="0.596cm" svg:x="43.75cm" svg:y="37.2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4" draw:text-style-name="P9" draw:layer="layout" svg:width="11.704cm" svg:height="1.077cm" svg:x="43.796cm" svg:y="35.5cm">
          <text:p text:style-name="P8"><text:span text:style-name="T4">//Получить ссылку на подготовленную базу запросов</text:span></text:p>
          <text:p text:style-name="P8"><text:span text:style-name="T4">const std::vector&lt;std::vector&lt;std::string&gt;&gt;&amp; get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5" draw:text-style-name="P9" draw:layer="layout" svg:width="11.704cm" svg:height="0.724cm" svg:x="43.796cm" svg:y="34.5cm">
          <text:p text:style-name="P8"><text:span text:style-name="T4">//Обновить подготовленную базу запросов</text:span></text:p>
          <text:p text:style-name="P8"><text:span text:style-name="T4">void update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6" draw:text-style-name="P10" draw:layer="layout" svg:width="11.704cm" svg:height="1.41cm" svg:x="43.796cm" svg:y="32.75cm">
          <text:p text:style-name="P8"><text:span text:style-name="T4">//Инициализирует: ссылку на базу инвертированных индексов, ссылку на базу запросов</text:span></text:p>
          <text:p text:style-name="P8"><text:span text:style-name="T4">PreparedRequest(const std::map&lt;std::string, std::vector&lt;Entry&gt;&gt;&amp; in_invertedIndexes, const std::vector&lt;std::string&gt;&amp; in_reques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 1" draw:style-name="gr77" draw:text-style-name="P12" draw:layer="layout" svg:width="1.325cm" svg:height="0.398cm" svg:x="53.925cm" svg:y="39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custom-shape draw:style-name="gr78" draw:text-style-name="P16" draw:layer="layout" svg:width="1.766cm" svg:height="0.794cm" svg:x="54.042cm" svg:y="36.3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79" draw:text-style-name="P16" draw:layer="layout" svg:width="2.5cm" svg:height="0.796cm" svg:x="54cm" svg:y="37.2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80" draw:text-style-name="P9" draw:layer="layout" svg:width="13.25cm" svg:height="0.75cm" svg:x="43cm" svg:y="28.5cm">
          <text:p text:style-name="P8"><text:span text:style-name="T4">//Ссылка на подготовленную базу запросов</text:span></text:p>
          <text:p text:style-name="P8"><text:span text:style-name="T4">const std::vector&lt;std::vector&lt;std::string&gt;&gt;&amp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1" draw:text-style-name="P9" draw:layer="layout" svg:width="13.25cm" svg:height="0.75cm" svg:x="43cm" svg:y="27.5cm">
          <text:p text:style-name="P8"><text:span text:style-name="T4">//Объект вложенного класса PreparedRequest</text:span></text:p>
          <text:p text:style-name="P8"><text:span text:style-name="T4">PreparedRequest preparedRequest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edit-link 1" draw:style-name="gr21">
          <draw:custom-shape draw:style-name="gr82" draw:text-style-name="P16" draw:layer="layout" svg:width="2cm" svg:height="1cm" svg:x="54.5cm" svg:y="28.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83" draw:text-style-name="P17" draw:layer="layout" svg:width="0.499cm" svg:height="0.124cm" svg:x="55.25cm" svg:y="28.934cm" svg:viewBox="0 0 500 125" draw:points="0,125 500,125 500,0 0,0">
            <text:p/>
          </draw:polygon>
          <draw:polyline draw:style-name="gr84" draw:text-style-name="P18" draw:layer="layout" svg:width="0.249cm" svg:height="0.373cm" draw:transform="rotate (1.5707963267949) translate (55cm 29.122cm)" svg:viewBox="0 0 250 374" draw:points="188,374 250,374 250,0 0,0 0,374 63,374">
            <text:p/>
          </draw:polyline>
          <draw:polyline draw:style-name="gr85" draw:text-style-name="P18" draw:layer="layout" svg:width="0.249cm" svg:height="0.375cm" draw:transform="rotate (-1.5707963267949) translate (56cm 28.872cm)" svg:viewBox="0 0 250 376" draw:points="62,376 0,376 0,0 250,0 250,376 187,376">
            <text:p/>
          </draw:polyline>
        </draw:g>
        <draw:custom-shape draw:style-name="gr86" draw:text-style-name="P14" draw:layer="layout" svg:width="15cm" svg:height="3.75cm" svg:x="24.5cm" svg:y="28.5cm">
          <text:p text:style-name="P13"><text:span text:style-name="T6">DispatcherOperationValid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4" draw:layer="layout" svg:width="15cm" svg:height="0.5cm" svg:x="24.5cm" svg:y="29.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8" draw:text-style-name="P6" draw:layer="layout" svg:width="15cm" svg:height="2.25cm" svg:x="24.5cm" svg:y="30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9" draw:layer="layout" svg:width="13cm" svg:height="1.75cm" svg:x="25.75cm" svg:y="30.25cm">
          <text:p text:style-name="P8"><text:span text:style-name="T4">//Прочитать JSON-файл</text:span></text:p>
          <text:p text:style-name="P8"><text:span text:style-name="T4">static std::pair&lt;JSON, ErrorCode&gt; readJSONFile(const std::string &amp;filePath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0" draw:text-style-name="P21" draw:layer="layout" svg:width="15cm" svg:height="4.25cm" svg:x="42cm" svg:y="2.5cm">
          <text:p text:style-name="P20"><text:span text:style-name="T6">DispatcherOperationValid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4" draw:layer="layout" svg:width="15cm" svg:height="0.5cm" svg:x="42cm" svg:y="3.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2" draw:text-style-name="P6" draw:layer="layout" svg:width="15cm" svg:height="10.5cm" svg:x="42cm" svg:y="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9" xml:id="id9" draw:id="id9" draw:layer="layout" svg:width="13cm" svg:height="2cm" svg:x="43cm" svg:y="6.25cm">
          <text:p text:style-name="P8"><text:span text:style-name="T4">//Прочитать несколько текстовых файлов одновременно в разных потоках</text:span></text:p>
          <text:p text:style-name="P8"><text:span text:style-name="T4">static std::pair&lt;std::vector&lt;std::string&gt;, ErrorCode&gt; readMultipleTextFiles(const std::vector&lt;std::string&gt;&amp; filePaths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4" draw:text-style-name="P9" xml:id="id16" draw:id="id16" draw:layer="layout" svg:width="13cm" svg:height="0.75cm" svg:x="8.5cm" svg:y="11.75cm">
          <text:p text:style-name="P8"><text:span text:style-name="T4">//Получить JSON-объект ответов</text:span></text:p>
          <text:p text:style-name="P8"><text:span text:style-name="T4">JSON&amp; getAnswersJSO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5" draw:text-style-name="P7" draw:layer="layout" svg:width="15cm" svg:height="11.5cm" svg:x="7cm" svg:y="12.7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9" draw:layer="layout" svg:width="13cm" svg:height="0.75cm" svg:x="8.5cm" svg:y="13cm">
          <text:p text:style-name="P8"><text:span text:style-name="T4">//Ссылка на JSON-объект конфигурации</text:span></text:p>
          <text:p text:style-name="P8"><text:span text:style-name="T4">const JSON&amp; config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7" draw:text-style-name="P9" draw:layer="layout" svg:width="13cm" svg:height="0.75cm" svg:x="8.5cm" svg:y="14cm">
          <text:p text:style-name="P8"><text:span text:style-name="T4">//Ссылка на JSON-объект запросов</text:span></text:p>
          <text:p text:style-name="P8"><text:span text:style-name="T4">const JSON&amp; request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8" draw:text-style-name="P4" draw:layer="layout" svg:width="13cm" svg:height="0.75cm" svg:x="8.5cm" svg:y="15cm">
          <text:p text:style-name="P3"><text:span text:style-name="T4">//JSON-объект ответов</text:span></text:p>
          <text:p text:style-name="P3"><text:span text:style-name="T4">JSON</text:span><text:span text:style-name="T2"> </text:span><text:span text:style-name="T4">answer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5" draw:style-name="gr99" draw:text-style-name="P19" draw:layer="layout" draw:line-skew="-4.75cm" svg:x1="21.5cm" svg:y1="7.841cm" svg:x2="43cm" svg:y2="7.25cm" draw:start-shape="id8" draw:start-glue-point="1" draw:end-shape="id9" draw:end-glue-point="3" svg:d="M21500 7841h6000v-591h15500" svg:viewBox="0 0 21501 592">
          <text:p/>
        </draw:connector>
        <draw:custom-shape draw:name="Multi-Document" draw:style-name="gr100" draw:text-style-name="P22" xml:id="id10" draw:id="id10" draw:layer="layout" svg:width="2.973cm" svg:height="1.982cm" svg:x="28.25cm" svg:y="7.5cm">
          <text:p text:style-name="P11"><text:span text:style-name="T7"/></text:p>
          <text:p text:style-name="P11"><text:span text:style-name="T7">Documen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3" draw:style-name="gr101" draw:text-style-name="P19" draw:layer="layout" draw:line-skew="0cm -0.015cm 1.235cm" svg:x1="56cm" svg:y1="7.25cm" svg:x2="31.223cm" svg:y2="8.491cm" draw:start-shape="id9" draw:start-glue-point="1" draw:end-shape="id10" draw:end-glue-point="7" svg:d="M56000 7250h265v1250h-17918v-9h-7124" svg:viewBox="0 0 25043 1251">
          <text:p/>
        </draw:connector>
        <draw:connector draw:name="Connector-Standard 11" draw:style-name="gr102" draw:text-style-name="P19" draw:layer="layout" draw:line-skew="-0.25cm" svg:x1="21.5cm" svg:y1="8.841cm" svg:x2="25.5cm" svg:y2="36.375cm" draw:start-shape="id11" draw:start-glue-point="1" draw:end-shape="id12" draw:end-glue-point="3" svg:d="M21500 8841h1750v27534h2250" svg:viewBox="0 0 4001 27535">
          <text:p/>
        </draw:connector>
        <draw:connector draw:name="Connector-Standard 4" draw:style-name="gr103" draw:text-style-name="P19" draw:layer="layout" svg:x1="2.764cm" svg:y1="7.018cm" svg:x2="8.5cm" svg:y2="5.25cm" draw:start-shape="id13" draw:start-glue-point="4" draw:end-shape="id14" draw:end-glue-point="3" svg:d="M2764 7018v-1768h5736" svg:viewBox="0 0 5737 1769">
          <text:p/>
        </draw:connector>
        <draw:connector draw:name="Connector-Standard 1" draw:style-name="gr104" draw:text-style-name="P19" draw:layer="layout" draw:line-skew="-1.235cm" svg:x1="28.25cm" svg:y1="8.491cm" svg:x2="25.5cm" svg:y2="13.875cm" draw:start-shape="id10" draw:start-glue-point="5" draw:end-shape="id15" draw:end-glue-point="3" svg:d="M28250 8491h-4250v5384h1500" svg:viewBox="0 0 4251 5385">
          <text:p/>
        </draw:connector>
        <draw:custom-shape draw:name="Document 1" draw:style-name="gr105" draw:text-style-name="P22" xml:id="id18" draw:id="id18" draw:layer="layout" svg:width="3cm" svg:height="2cm" svg:x="38.5cm" svg:y="4cm">
          <text:p text:style-name="P11"><text:span text:style-name="T7">JSON-Fi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06" draw:text-style-name="P23" draw:layer="layout" svg:width="15cm" svg:height="8.341cm" svg:x="4.75cm" svg:y="25.249cm">
          <text:p/>
        </draw:rect>
        <draw:frame draw:style-name="gr107" draw:text-style-name="P25" draw:layer="layout" svg:width="15cm" svg:height="8.341cm" svg:x="4.75cm" svg:y="25.249cm">
          <draw:text-box>
            <text:p text:style-name="P24"><text:span text:style-name="T6">SearchEngine (SE)</text:span></text:p>
          </draw:text-box>
        </draw:frame>
        <draw:rect draw:style-name="gr108" draw:text-style-name="P26" draw:layer="layout" svg:width="15cm" svg:height="0.545cm" svg:x="4.75cm" svg:y="26.249cm">
          <text:p/>
        </draw:rect>
        <draw:frame draw:style-name="gr109" draw:text-style-name="P28" draw:layer="layout" svg:width="15cm" svg:height="0.649cm" svg:x="4.75cm" svg:y="26.249cm">
          <draw:text-box>
            <text:p text:style-name="P27"><text:span text:style-name="T2">Организует взаимодействие между другими классами</text:span></text:p>
          </draw:text-box>
        </draw:frame>
        <draw:rect draw:style-name="gr110" draw:text-style-name="P29" draw:layer="layout" svg:width="15cm" svg:height="8.5cm" svg:x="4.75cm" svg:y="26.75cm">
          <text:p/>
        </draw:rect>
        <draw:frame draw:style-name="gr111" draw:text-style-name="P30" draw:layer="layout" svg:width="15cm" svg:height="8.5cm" svg:x="4.75cm" svg:y="26.75cm">
          <draw:text-box>
            <text:p text:style-name="P24"><text:span text:style-name="T3">public:</text:span></text:p>
          </draw:text-box>
        </draw:frame>
        <draw:rect draw:style-name="gr112" draw:text-style-name="P31" draw:layer="layout" svg:width="13cm" svg:height="0.818cm" svg:x="5.75cm" svg:y="31.432cm">
          <text:p/>
        </draw:rect>
        <draw:frame draw:style-name="gr113" draw:text-style-name="P32" draw:layer="layout" svg:width="13cm" svg:height="0.895cm" svg:x="5.75cm" svg:y="31.432cm">
          <draw:text-box>
            <text:p text:style-name="P27"><text:span text:style-name="T4">//Рассчитать релевантность ответов, при изменении запросов</text:span></text:p>
            <text:p text:style-name="P27"><text:span text:style-name="T4">void searchModifiedRequests();</text:span></text:p>
          </draw:text-box>
        </draw:frame>
        <draw:rect draw:style-name="gr114" draw:text-style-name="P31" draw:layer="layout" svg:width="13cm" svg:height="0.818cm" svg:x="5.75cm" svg:y="30.432cm">
          <text:p/>
        </draw:rect>
        <draw:frame draw:style-name="gr115" draw:text-style-name="P32" draw:layer="layout" svg:width="13cm" svg:height="0.895cm" svg:x="5.75cm" svg:y="30.432cm">
          <draw:text-box>
            <text:p text:style-name="P27"><text:span text:style-name="T4">//Рассчитать релевантность ответов, при изменении документов</text:span></text:p>
            <text:p text:style-name="P27"><text:span text:style-name="T4">void searchModifiedDocuments();</text:span></text:p>
          </draw:text-box>
        </draw:frame>
        <draw:rect draw:style-name="gr116" draw:text-style-name="P31" draw:layer="layout" svg:width="13cm" svg:height="0.818cm" svg:x="5.75cm" svg:y="29.432cm">
          <text:p/>
        </draw:rect>
        <draw:frame draw:style-name="gr117" draw:text-style-name="P32" draw:layer="layout" svg:width="13cm" svg:height="0.895cm" svg:x="5.75cm" svg:y="29.432cm">
          <draw:text-box>
            <text:p text:style-name="P27"><text:span text:style-name="T4">//Рассчитать релевантность ответов</text:span></text:p>
            <text:p text:style-name="P27"><text:span text:style-name="T4">void searchModifiedAll();</text:span></text:p>
          </draw:text-box>
        </draw:frame>
        <draw:rect draw:style-name="gr118" draw:text-style-name="P33" draw:layer="layout" svg:width="13cm" svg:height="2.251cm" svg:x="5.75cm" svg:y="26.999cm">
          <text:p/>
        </draw:rect>
        <draw:frame draw:style-name="gr119" draw:text-style-name="P34" xml:id="id20" draw:id="id20" draw:layer="layout" svg:width="13cm" svg:height="2.506cm" svg:x="5.75cm" svg:y="26.999cm">
          <draw:text-box>
            <text:p text:style-name="P27"><text:span text:style-name="T4">//Инициализирует объекты всех классов</text:span></text:p>
            <text:p text:style-name="P27"><text:span text:style-name="T4">SearchEngine(const std::string&amp; in_configFilePath, const std::string&amp; in_requestsFilePath, const std::string&amp; in_answersFilePath, int in_precision, int in_formatByWidth)</text:span></text:p>
            <text:p text:style-name="P27"><text:span text:style-name="T4">SearchEngine(std::string&amp;&amp; in_configFilePath, std::string&amp;&amp; in_requestsFilePath, std::string&amp;&amp; in_answersFilePath, int in_precision, int in_formatByWidth)</text:span></text:p>
          </draw:text-box>
        </draw:frame>
        <draw:rect draw:style-name="gr120" draw:text-style-name="P31" draw:layer="layout" svg:width="13cm" svg:height="1.091cm" svg:x="5.75cm" svg:y="32.408cm">
          <text:p/>
        </draw:rect>
        <draw:frame draw:style-name="gr121" draw:text-style-name="P32" draw:layer="layout" svg:width="13cm" svg:height="1.217cm" svg:x="5.75cm" svg:y="32.408cm">
          <draw:text-box>
            <text:p text:style-name="P27"><text:span text:style-name="T4">//Преобразовать базу релевантности ответов в другой тип</text:span></text:p>
            <text:p text:style-name="P27"><text:span text:style-name="T4">std::vector&lt;std::vector&lt;std::pair&lt;std::uint64_t, float&gt;&gt;&gt; exportRelevantResponses();</text:span></text:p>
          </draw:text-box>
        </draw:frame>
        <draw:rect draw:style-name="gr122" draw:text-style-name="P35" draw:layer="layout" svg:width="15cm" svg:height="5.5cm" svg:x="4.75cm" svg:y="33.75cm">
          <text:p/>
        </draw:rect>
        <draw:frame draw:style-name="gr123" draw:text-style-name="P36" draw:layer="layout" svg:width="15cm" svg:height="5.75cm" svg:x="4.75cm" svg:y="33.75cm">
          <draw:text-box>
            <text:p text:style-name="P24"><text:span text:style-name="T3">private:</text:span></text:p>
          </draw:text-box>
        </draw:frame>
        <draw:rect draw:style-name="gr124" draw:text-style-name="P31" draw:layer="layout" svg:width="13cm" svg:height="0.75cm" svg:x="5.75cm" svg:y="34.25cm">
          <text:p/>
        </draw:rect>
        <draw:frame draw:style-name="gr125" draw:text-style-name="P32" draw:layer="layout" svg:width="13cm" svg:height="0.895cm" svg:x="5.75cm" svg:y="34.25cm">
          <draw:text-box>
            <text:p text:style-name="P27"><text:span text:style-name="T4">//JSON-объекты</text:span></text:p>
            <text:p text:style-name="P27"><text:span text:style-name="T4">ConverterJSON converterJSONObj;</text:span></text:p>
          </draw:text-box>
        </draw:frame>
        <draw:rect draw:style-name="gr126" draw:text-style-name="P31" draw:layer="layout" svg:width="13cm" svg:height="0.75cm" svg:x="5.75cm" svg:y="35.25cm">
          <text:p/>
        </draw:rect>
        <draw:frame draw:style-name="gr127" draw:text-style-name="P32" draw:layer="layout" svg:width="13cm" svg:height="0.895cm" svg:x="5.75cm" svg:y="35.25cm">
          <draw:text-box>
            <text:p text:style-name="P27"><text:span text:style-name="T4">//Документы</text:span></text:p>
            <text:p text:style-name="P27"><text:span text:style-name="T4">Documents documentsObj;</text:span></text:p>
          </draw:text-box>
        </draw:frame>
        <draw:rect draw:style-name="gr128" draw:text-style-name="P31" draw:layer="layout" svg:width="13cm" svg:height="0.75cm" svg:x="5.75cm" svg:y="36.25cm">
          <text:p/>
        </draw:rect>
        <draw:frame draw:style-name="gr129" draw:text-style-name="P32" draw:layer="layout" svg:width="13cm" svg:height="0.895cm" svg:x="5.75cm" svg:y="36.25cm">
          <draw:text-box>
            <text:p text:style-name="P27"><text:span text:style-name="T4">//Инвертированный индекс</text:span></text:p>
            <text:p text:style-name="P27"><text:span text:style-name="T4">InvertedIndex invertedIndexObj;</text:span></text:p>
          </draw:text-box>
        </draw:frame>
        <draw:rect draw:style-name="gr130" draw:text-style-name="P31" draw:layer="layout" svg:width="13cm" svg:height="0.75cm" svg:x="5.75cm" svg:y="37.25cm">
          <text:p/>
        </draw:rect>
        <draw:frame draw:style-name="gr131" draw:text-style-name="P32" draw:layer="layout" svg:width="13cm" svg:height="0.895cm" svg:x="5.75cm" svg:y="37.25cm">
          <draw:text-box>
            <text:p text:style-name="P27"><text:span text:style-name="T4">//Запросы</text:span></text:p>
            <text:p text:style-name="P27"><text:span text:style-name="T4">Requests requestsObj;</text:span></text:p>
          </draw:text-box>
        </draw:frame>
        <draw:rect draw:style-name="gr132" draw:text-style-name="P31" draw:layer="layout" svg:width="13cm" svg:height="0.75cm" svg:x="5.75cm" svg:y="38.25cm">
          <text:p/>
        </draw:rect>
        <draw:frame draw:style-name="gr133" draw:text-style-name="P32" draw:layer="layout" svg:width="13cm" svg:height="0.895cm" svg:x="5.75cm" svg:y="38.25cm">
          <draw:text-box>
            <text:p text:style-name="P27"><text:span text:style-name="T4">//Релевантные ответы</text:span></text:p>
            <text:p text:style-name="P27"><text:span text:style-name="T4">RelevantResponse relevantResponseObj;</text:span></text:p>
          </draw:text-box>
        </draw:frame>
        <draw:g draw:name="edit-link 2" draw:style-name="gr21">
          <draw:custom-shape draw:style-name="gr134" draw:text-style-name="P16" draw:layer="layout" svg:width="2cm" svg:height="1cm" svg:x="53.5cm" svg:y="37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35" draw:text-style-name="P17" draw:layer="layout" svg:width="0.499cm" svg:height="0.124cm" svg:x="54.25cm" svg:y="37.434cm" svg:viewBox="0 0 500 125" draw:points="0,125 500,125 500,0 0,0">
            <text:p/>
          </draw:polygon>
          <draw:polyline draw:style-name="gr136" draw:text-style-name="P18" draw:layer="layout" svg:width="0.249cm" svg:height="0.373cm" draw:transform="rotate (1.5707963267949) translate (54cm 37.622cm)" svg:viewBox="0 0 250 374" draw:points="188,374 250,374 250,0 0,0 0,374 63,374">
            <text:p/>
          </draw:polyline>
          <draw:polyline draw:style-name="gr137" draw:text-style-name="P18" draw:layer="layout" svg:width="0.249cm" svg:height="0.375cm" draw:transform="rotate (-1.5707963267949) translate (55cm 37.372cm)" svg:viewBox="0 0 250 376" draw:points="62,376 0,376 0,0 250,0 250,376 187,376">
            <text:p/>
          </draw:polyline>
        </draw:g>
        <draw:g draw:name="edit-link 3" draw:style-name="gr21">
          <draw:custom-shape draw:style-name="gr138" draw:text-style-name="P16" draw:layer="layout" svg:width="2cm" svg:height="1cm" svg:x="53.5cm" svg:y="37.7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39" draw:text-style-name="P17" draw:layer="layout" svg:width="0.499cm" svg:height="0.124cm" svg:x="54.25cm" svg:y="38.184cm" svg:viewBox="0 0 500 125" draw:points="0,125 500,125 500,0 0,0">
            <text:p/>
          </draw:polygon>
          <draw:polyline draw:style-name="gr140" draw:text-style-name="P18" draw:layer="layout" svg:width="0.249cm" svg:height="0.373cm" draw:transform="rotate (1.5707963267949) translate (54cm 38.372cm)" svg:viewBox="0 0 250 374" draw:points="188,374 250,374 250,0 0,0 0,374 63,374">
            <text:p/>
          </draw:polyline>
          <draw:polyline draw:style-name="gr141" draw:text-style-name="P18" draw:layer="layout" svg:width="0.249cm" svg:height="0.375cm" draw:transform="rotate (-1.5707963267949) translate (55cm 38.122cm)" svg:viewBox="0 0 250 376" draw:points="62,376 0,376 0,0 250,0 250,376 187,376">
            <text:p/>
          </draw:polyline>
        </draw:g>
        <draw:custom-shape draw:style-name="gr142" draw:text-style-name="P4" draw:layer="layout" svg:width="13cm" svg:height="0.818cm" svg:x="8.5cm" svg:y="6.432cm">
          <text:p text:style-name="P3"><text:span text:style-name="T4">//О программе</text:span></text:p>
          <text:p text:style-name="P3"><text:span text:style-name="T4">std::string about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143" draw:text-style-name="P37" draw:layer="layout" svg:width="19cm" svg:height="1.673cm" svg:x="22cm" svg:y="0cm">
          <draw:text-box>
            <text:p><text:span text:style-name="T8">Схема интерфейсов классов</text:span></text:p>
          </draw:text-box>
        </draw:frame>
        <draw:custom-shape draw:style-name="gr144" draw:text-style-name="P39" draw:layer="layout" svg:width="13cm" svg:height="8cm" svg:x="8.5cm" svg:y="16cm">
          <text:p text:style-name="P38"><text:span text:style-name="T6">ConfigConverterJ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4" draw:layer="layout" svg:width="13cm" svg:height="0.5cm" svg:x="8.5cm" svg:y="17cm">
          <text:p text:style-name="P3"><text:span text:style-name="T2">Реализует чтение и хранение параметров для настройки класса 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6" draw:text-style-name="P6" draw:layer="layout" svg:width="13cm" svg:height="4.058cm" svg:x="8.5cm" svg:y="17.44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7" draw:layer="layout" svg:width="13cm" svg:height="2.5cm" svg:x="8.5cm" svg:y="2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4" draw:layer="layout" svg:width="11.483cm" svg:height="0.75cm" svg:x="9.741cm" svg:y="23cm">
          <text:p text:style-name="P3"><text:span text:style-name="T4">//JSON-объект запросов</text:span></text:p>
          <text:p text:style-name="P3"><text:span text:style-name="T4">JSON request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9" draw:text-style-name="P4" draw:layer="layout" svg:width="11.483cm" svg:height="0.75cm" svg:x="9.741cm" svg:y="22cm">
          <text:p text:style-name="P3"><text:span text:style-name="T4">//JSON-объект конфигурации</text:span></text:p>
          <text:p text:style-name="P3"><text:span text:style-name="T4">JSON config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0" draw:text-style-name="P9" draw:layer="layout" svg:width="11.483cm" svg:height="0.75cm" svg:x="9.758cm" svg:y="20.5cm">
          <text:p text:style-name="P8"><text:span text:style-name="T4">//Получить ссылку на JSON-объект запросов</text:span></text:p>
          <text:p text:style-name="P8"><text:span text:style-name="T4">const JSON&amp; getRequestsJSON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1" draw:text-style-name="P9" draw:layer="layout" svg:width="11.483cm" svg:height="0.724cm" svg:x="9.758cm" svg:y="19.526cm">
          <text:p text:style-name="P8"><text:span text:style-name="T4">//Получить ссылку на JSON-объект конфигурации</text:span></text:p>
          <text:p text:style-name="P8"><text:span text:style-name="T4">const JSON&amp; getConfigJSO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2" draw:text-style-name="P10" draw:layer="layout" svg:width="11.483cm" svg:height="1.66cm" svg:x="9.741cm" svg:y="17.75cm">
          <text:p text:style-name="P8"><text:span text:style-name="T4">//Инициализирует класс</text:span></text:p>
          <text:p text:style-name="P8"><text:span text:style-name="T4">ConfigConverterJSON(const std::string&amp; in_configFilePath, const std::string&amp; in_requestsFilePath)</text:span></text:p>
          <text:p text:style-name="P8"><text:span text:style-name="T4">ConfigConverterJSON(std::string&amp;&amp; in_configFilePath, std::string&amp;&amp; in_requests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3" draw:text-style-name="P16" draw:layer="layout" svg:width="1.732cm" svg:height="0.794cm" svg:x="19.334cm" svg:y="21.61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154" draw:text-style-name="P9" draw:layer="layout" svg:width="13cm" svg:height="2cm" svg:x="43cm" svg:y="12.25cm">
          <text:p text:style-name="P8"><text:span text:style-name="T4">//Проверить JSON-структуру на соответствие шаблону</text:span></text:p>
          <text:p text:style-name="P8"><text:span text:style-name="T4">static ErrorCode checkJSONStructureMatch(const std::string &amp;filePath, const JSON <text:s/>&amp;objectJSON, const JSON &amp;objectJSONTemplate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5" draw:text-style-name="P4" draw:layer="layout" svg:width="13cm" svg:height="1.75cm" svg:x="43cm" svg:y="4.25cm">
          <text:p text:style-name="P3"><text:span text:style-name="T4">/Прочитать текстовый файл</text:span></text:p>
          <text:p text:style-name="P3"><text:span text:style-name="T4">static std::pair&lt;std::string, ErrorCode&gt; readTextFile(const std::string &amp;filePath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6" draw:text-style-name="P9" draw:layer="layout" svg:width="13cm" svg:height="1.5cm" svg:x="43cm" svg:y="8.75cm">
          <text:p text:style-name="P8"><text:span text:style-name="T4">//Проверить массив JSON-объекта запросов на пустоту</text:span></text:p>
          <text:p text:style-name="P8"><text:span text:style-name="T4">static ErrorCode checkRequestsArray(const JSON &amp;objectJSON, ErrorLevel errorLevel = ErrorLevel::no_level, const std::string &amp;message = "", <text:s text:c="6"/>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7" draw:text-style-name="P9" draw:layer="layout" svg:width="13cm" svg:height="1.5cm" svg:x="43cm" svg:y="10.5cm">
          <text:p text:style-name="P8"><text:span text:style-name="T4">//Проверить массив JSON-объекта путей файлов на пустоту</text:span></text:p>
          <text:p text:style-name="P8"><text:span text:style-name="T4">static ErrorCode checkFilePathsArray(const JSON &amp;objectJSON, ErrorLevel errorLevel = ErrorLevel::no_level, const std::string &amp;message = "", <text:s text:c="6"/>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8" draw:text-style-name="P7" draw:layer="layout" svg:width="15cm" svg:height="2.75cm" svg:x="42cm" svg:y="14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9" draw:layer="layout" svg:width="13cm" svg:height="2cm" svg:x="43cm" svg:y="15cm">
          <text:p text:style-name="P8"><text:span text:style-name="T4">//Логировать событие по коду ошибки и уровню логирования</text:span></text:p>
          <text:p text:style-name="P8"><text:span text:style-name="T4">static void determineValidity(const std::string &amp;filePath, ErrorCode errorCode = ErrorCode::no_error, ErrorLevel errorLevel = ErrorLevel::no_level, const std::string &amp;message = "", <text:s text:c="19"/>const boost::source_location &amp;callingFunction = BOOST_CURRENT_LOCATI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60" draw:text-style-name="P14" draw:layer="layout" svg:width="15cm" svg:height="4cm" svg:x="23cm" svg:y="1.75cm">
          <text:p text:style-name="P13"><text:span text:style-name="T6">DispatcherOperationValid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4" draw:layer="layout" svg:width="15cm" svg:height="0.5cm" svg:x="23cm" svg:y="2.7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62" draw:text-style-name="P6" draw:layer="layout" svg:width="15cm" svg:height="2.5cm" svg:x="23cm" svg:y="3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9" xml:id="id17" draw:id="id17" draw:layer="layout" svg:width="13cm" svg:height="1.75cm" svg:x="24cm" svg:y="3.75cm">
          <text:p text:style-name="P8"><text:span text:style-name="T4">//Записать JSON-файл</text:span></text:p>
          <text:p text:style-name="P8"><text:span text:style-name="T4">static ErrorCode writeJSONFile(const std::string &amp;filePath, const JSON &amp;objectJSON, const int formatByWidth = 2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7" draw:style-name="gr164" draw:text-style-name="P19" draw:layer="layout" svg:x1="21.5cm" svg:y1="12.125cm" svg:x2="24cm" svg:y2="4.625cm" draw:start-shape="id16" draw:start-glue-point="1" draw:end-shape="id17" svg:d="M21500 12125h1250v-7500h1250" svg:viewBox="0 0 2501 7501">
          <text:p/>
        </draw:connector>
        <draw:connector draw:name="Connector-Standard 8" draw:style-name="gr165" draw:text-style-name="P19" draw:layer="layout" svg:x1="37cm" svg:y1="4.625cm" svg:x2="38.5cm" svg:y2="5cm" draw:start-shape="id17" draw:end-shape="id18" draw:end-glue-point="5" svg:d="M37000 4625h750v375h750" svg:viewBox="0 0 1501 376">
          <text:p/>
        </draw:connector>
        <draw:connector draw:name="Connector-Standard 9" draw:style-name="gr166" draw:text-style-name="P19" draw:layer="layout" svg:x1="4.25cm" svg:y1="28.991cm" svg:x2="5.75cm" svg:y2="28.252cm" draw:start-shape="id19" draw:start-glue-point="7" draw:end-shape="id20" draw:end-glue-point="3" svg:d="M4250 28991h758v-739h742" svg:viewBox="0 0 1501 740">
          <text:p/>
        </draw:connector>
        <draw:custom-shape draw:name="Multi-Document 1" draw:style-name="gr167" draw:text-style-name="P22" xml:id="id13" draw:id="id13" draw:layer="layout" svg:width="2.973cm" svg:height="1.982cm" svg:x="1.277cm" svg:y="7.018cm">
          <text:p text:style-name="P11"><text:span text:style-name="T7"/></text:p>
          <text:p text:style-name="P11"><text:span text:style-name="T7">JSON-Files</text:span></text:p>
          <text:p text:style-name="P11"><text:span text:style-name="T7">and other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name="Multi-Document 2" draw:style-name="gr168" draw:text-style-name="P22" xml:id="id19" draw:id="id19" draw:layer="layout" svg:width="2.973cm" svg:height="1.982cm" svg:x="1.277cm" svg:y="28cm">
          <text:p text:style-name="P11"><text:span text:style-name="T7"/></text:p>
          <text:p text:style-name="P11"><text:span text:style-name="T7">JSON-Files</text:span></text:p>
          <text:p text:style-name="P11"><text:span text:style-name="T7">and other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2" draw:style-name="gr169" draw:text-style-name="P19" draw:layer="layout" draw:line-skew="1.25cm 6.746cm" svg:x1="18.75cm" svg:y1="28.252cm" svg:x2="2.764cm" svg:y2="8.844cm" draw:start-shape="id20" draw:start-glue-point="1" draw:end-shape="id13" draw:end-glue-point="6" svg:d="M18750 28252h1500v-3502h-17486v-15906" svg:viewBox="0 0 17487 19409">
          <text:p/>
        </draw:connector>
        <draw:connector draw:name="Connector-Standard 10" draw:style-name="gr170" draw:text-style-name="P19" draw:layer="layout" svg:x1="18.75cm" svg:y1="28.252cm" svg:x2="25.5cm" svg:y2="12.75cm" draw:start-shape="id20" draw:start-glue-point="1" svg:d="M18750 28252h3500v-15502h3250" svg:viewBox="0 0 6751 15503">
          <text:p/>
        </draw:connector>
        <draw:custom-shape draw:name="On-Page-Reference 1" draw:style-name="gr171" draw:text-style-name="P22" draw:layer="layout" svg:width="1.3cm" svg:height="1.3cm" svg:x="31.75cm" svg:y="19.25cm">
          <text:p text:style-name="P11"><text:span text:style-name="T7">SE</text:span></text:p>
          <text:p text:style-name="P11"><text:span text:style-name="T7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2" draw:style-name="gr172" draw:text-style-name="P19" draw:layer="layout" draw:line-skew="-0.743cm" svg:x1="18.75cm" svg:y1="28.252cm" svg:x2="25.5cm" svg:y2="35cm" draw:start-shape="id20" draw:start-glue-point="1" draw:end-shape="id21" draw:end-glue-point="3" svg:d="M18750 28252h2625v6748h4125" svg:viewBox="0 0 6751 6749">
          <text:p/>
        </draw:connector>
        <draw:custom-shape draw:name="On-Page-Reference 2" draw:style-name="gr173" draw:text-style-name="P22" draw:layer="layout" svg:width="1.3cm" svg:height="1.3cm" svg:x="39.5cm" svg:y="24.25cm">
          <text:p text:style-name="P11"><text:span text:style-name="T7">SE</text:span></text:p>
          <text:p text:style-name="P11"><text:span text:style-name="T7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" draw:style-name="gr174" draw:text-style-name="P22" draw:layer="layout" svg:width="1.3cm" svg:height="1.3cm" svg:x="40.455cm" svg:y="30.5cm">
          <text:p text:style-name="P11"><text:span text:style-name="T7">SE</text:span></text:p>
          <text:p text:style-name="P11"><text:span text:style-name="T7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4" draw:style-name="gr175" draw:text-style-name="P22" draw:layer="layout" svg:width="1.3cm" svg:height="1.3cm" svg:x="33.455cm" svg:y="6.825cm">
          <text:p text:style-name="P11"><text:span text:style-name="T7">SE</text:span></text:p>
          <text:p text:style-name="P11"><text:span text:style-name="T7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5" draw:style-name="gr176" draw:text-style-name="P22" draw:layer="layout" svg:width="1.3cm" svg:height="1.3cm" svg:x="39.205cm" svg:y="8.075cm">
          <text:p text:style-name="P11"><text:span text:style-name="T7">SE</text:span></text:p>
          <text:p text:style-name="P11"><text:span text:style-name="T7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6" draw:style-name="gr177" draw:text-style-name="P22" draw:layer="layout" svg:width="1.3cm" svg:height="1.3cm" svg:x="23.5cm" svg:y="9.575cm">
          <text:p text:style-name="P11"><text:span text:style-name="T7">SE</text:span></text:p>
          <text:p text:style-name="P11"><text:span text:style-name="T7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3" draw:style-name="gr178" draw:text-style-name="P19" draw:layer="layout" svg:x1="23.999cm" svg:y1="23.968cm" svg:x2="25.5cm" svg:y2="24cm" svg:d="M23999 23968h751v32h750" svg:viewBox="0 0 1502 33">
          <text:p/>
        </draw:connector>
        <draw:custom-shape draw:name="On-Page-Reference 7" draw:style-name="gr179" draw:text-style-name="P22" draw:layer="layout" svg:width="1.3cm" svg:height="1.3cm" svg:x="23.455cm" svg:y="23.575cm">
          <text:p text:style-name="P11"><text:span text:style-name="T7">SE</text:span></text:p>
          <text:p text:style-name="P11"><text:span text:style-name="T7">8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5" draw:style-name="gr180" draw:text-style-name="P19" draw:layer="layout" svg:x1="23.999cm" svg:y1="16.248cm" svg:x2="25.5cm" svg:y2="16.25cm" svg:d="M23999 16248h751v2h750" svg:viewBox="0 0 1502 3">
          <text:p/>
        </draw:connector>
        <draw:custom-shape draw:name="On-Page-Reference 8" draw:style-name="gr181" draw:text-style-name="P22" draw:layer="layout" svg:width="1.3cm" svg:height="1.3cm" svg:x="23.25cm" svg:y="15.825cm">
          <text:p text:style-name="P11"><text:span text:style-name="T7">SE</text:span></text:p>
          <text:p text:style-name="P11"><text:span text:style-name="T7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6" draw:style-name="gr182" draw:text-style-name="P19" draw:layer="layout" svg:x1="23.999cm" svg:y1="38.5cm" svg:x2="25.5cm" svg:y2="38.502cm" svg:d="M23999 38500h751v2h750" svg:viewBox="0 0 1502 3">
          <text:p/>
        </draw:connector>
        <draw:custom-shape draw:name="On-Page-Reference 9" draw:style-name="gr183" draw:text-style-name="P22" draw:layer="layout" svg:width="1.3cm" svg:height="1.3cm" svg:x="23cm" svg:y="38.075cm">
          <text:p text:style-name="P11"><text:span text:style-name="T7">SE</text:span></text:p>
          <text:p text:style-name="P11"><text:span text:style-name="T7">9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0" draw:style-name="gr184" draw:text-style-name="P22" draw:layer="layout" svg:width="1.3cm" svg:height="1.3cm" svg:x="22.705cm" svg:y="29.5cm">
          <text:p text:style-name="P11"><text:span text:style-name="T7">SE</text:span></text:p>
          <text:p text:style-name="P11"><text:span text:style-name="T7">10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7" draw:style-name="gr185" draw:text-style-name="P19" draw:layer="layout" svg:x1="41.71cm" svg:y1="22.941cm" svg:x2="43cm" svg:y2="23.002cm" svg:d="M41710 22941h645v61h645" svg:viewBox="0 0 1291 62">
          <text:p/>
        </draw:connector>
        <draw:custom-shape draw:name="On-Page-Reference 11" draw:style-name="gr186" draw:text-style-name="P22" draw:layer="layout" svg:width="1.3cm" svg:height="1.3cm" svg:x="40.955cm" svg:y="22.575cm">
          <text:p text:style-name="P11"><text:span text:style-name="T7">SE</text:span></text:p>
          <text:p text:style-name="P11"><text:span text:style-name="T7">1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2" draw:style-name="gr187" draw:text-style-name="P22" draw:layer="layout" svg:width="1.3cm" svg:height="1.3cm" svg:x="22.25cm" svg:y="6.25cm">
          <text:p text:style-name="P11"><text:span text:style-name="T7">SE</text:span></text:p>
          <text:p text:style-name="P11"><text:span text:style-name="T7">1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3" draw:style-name="gr188" draw:text-style-name="P22" draw:layer="layout" svg:width="1.3cm" svg:height="1.3cm" svg:x="5.75cm" svg:y="8cm">
          <text:p text:style-name="P11"><text:span text:style-name="T7">SE</text:span></text:p>
          <text:p text:style-name="P11"><text:span text:style-name="T7">1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" draw:style-name="gr189" draw:text-style-name="P22" draw:layer="layout" svg:width="1.3cm" svg:height="1.3cm" svg:x="2.2cm" svg:y="15.95cm">
          <text:p text:style-name="P11"><text:span text:style-name="T7">SE</text:span></text:p>
          <text:p text:style-name="P11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4" draw:style-name="gr190" draw:text-style-name="P22" draw:layer="layout" svg:width="1.3cm" svg:height="1.3cm" svg:x="21.75cm" svg:y="25.075cm">
          <text:p text:style-name="P11"><text:span text:style-name="T7">SE</text:span></text:p>
          <text:p text:style-name="P11"><text:span text:style-name="T7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5" draw:style-name="gr191" draw:text-style-name="P22" draw:layer="layout" svg:width="1.3cm" svg:height="1.3cm" svg:x="20.75cm" svg:y="31.45cm">
          <text:p text:style-name="P11"><text:span text:style-name="T7">SE</text:span></text:p>
          <text:p text:style-name="P11"><text:span text:style-name="T7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6" draw:style-name="gr192" draw:text-style-name="P22" draw:layer="layout" svg:width="1.3cm" svg:height="1.3cm" svg:x="4cm" svg:y="4.5cm">
          <text:p text:style-name="P11"><text:span text:style-name="T7">SE</text:span></text:p>
          <text:p text:style-name="P11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 draw:name="edit-link 4" draw:style-name="gr21">
          <draw:custom-shape draw:style-name="gr193" draw:text-style-name="P16" draw:layer="layout" svg:width="2cm" svg:height="1cm" svg:x="19.75cm" svg:y="14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94" draw:text-style-name="P17" draw:layer="layout" svg:width="0.499cm" svg:height="0.124cm" svg:x="20.5cm" svg:y="14.434cm" svg:viewBox="0 0 500 125" draw:points="0,125 500,125 500,0 0,0">
            <text:p/>
          </draw:polygon>
          <draw:polyline draw:style-name="gr195" draw:text-style-name="P18" draw:layer="layout" svg:width="0.249cm" svg:height="0.373cm" draw:transform="rotate (1.5707963267949) translate (20.25cm 14.622cm)" svg:viewBox="0 0 250 374" draw:points="188,374 250,374 250,0 0,0 0,374 63,374">
            <text:p/>
          </draw:polyline>
          <draw:polyline draw:style-name="gr196" draw:text-style-name="P18" draw:layer="layout" svg:width="0.249cm" svg:height="0.375cm" draw:transform="rotate (-1.5707963267949) translate (21.25cm 14.372cm)" svg:viewBox="0 0 250 376" draw:points="62,376 0,376 0,0 250,0 250,376 187,376">
            <text:p/>
          </draw:polyline>
        </draw:g>
        <draw:g draw:name="edit-link 5" draw:style-name="gr21">
          <draw:custom-shape draw:style-name="gr197" draw:text-style-name="P16" draw:layer="layout" svg:width="2cm" svg:height="1cm" svg:x="19.75cm" svg:y="1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98" draw:text-style-name="P17" draw:layer="layout" svg:width="0.499cm" svg:height="0.124cm" svg:x="20.5cm" svg:y="13.434cm" svg:viewBox="0 0 500 125" draw:points="0,125 500,125 500,0 0,0">
            <text:p/>
          </draw:polygon>
          <draw:polyline draw:style-name="gr199" draw:text-style-name="P18" draw:layer="layout" svg:width="0.249cm" svg:height="0.373cm" draw:transform="rotate (1.5707963267949) translate (20.25cm 13.622cm)" svg:viewBox="0 0 250 374" draw:points="188,374 250,374 250,0 0,0 0,374 63,374">
            <text:p/>
          </draw:polyline>
          <draw:polyline draw:style-name="gr200" draw:text-style-name="P18" draw:layer="layout" svg:width="0.249cm" svg:height="0.375cm" draw:transform="rotate (-1.5707963267949) translate (21.25cm 13.372cm)" svg:viewBox="0 0 250 376" draw:points="62,376 0,376 0,0 250,0 250,376 187,376">
            <text:p/>
          </draw:polyline>
        </draw:g>
        <draw:g draw:name="emblem-question" draw:style-name="gr21">
          <draw:custom-shape draw:style-name="gr201" draw:text-style-name="P16" draw:layer="layout" svg:width="1cm" svg:height="1cm" svg:x="20.25cm" svg:y="2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custom-shape draw:style-name="gr202" draw:text-style-name="P17" draw:layer="layout" svg:width="0.125cm" svg:height="0.125cm" svg:x="20.687cm" svg:y="23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03" draw:text-style-name="P17" draw:layer="layout" svg:width="0.499cm" svg:height="0.499cm" svg:x="20.5cm" svg:y="23.25cm" svg:viewBox="0 0 500 500" draw:points="0,500 500,500 500,0 0,0">
            <text:p/>
          </draw:polygon>
          <draw:path draw:style-name="gr204" draw:text-style-name="P17" draw:layer="layout" svg:width="0.249cm" svg:height="0.249cm" svg:x="20.625cm" svg:y="23.312cm" svg:viewBox="0 0 250 250" svg:d="M131 250c20-1 39-7 57-17 19-11 34-25 45-45s17-41 17-63-6-42-17-62-25-35-45-46-41-17-63-17-42 6-62 17-35 26-46 46c-10 17-16 37-17 57l62 2c0-10 3-20 8-29 6-9 13-17 23-23s22-8 32-8c11 0 21 2 31 8s17 13 23 23 8 22 8 32c0 11-2 21-8 31s-14 17-23 23c-9 5-18 7-28 8h-3v63z">
            <text:p/>
          </draw:path>
          <draw:line draw:style-name="gr205" draw:text-style-name="P18" draw:layer="layout" svg:x1="20.75cm" svg:y1="23.5cm" svg:x2="20.75cm" svg:y2="23.625cm">
            <text:p/>
          </draw:line>
        </draw:g>
        <draw:g draw:name="emblem-information" draw:style-name="gr21">
          <draw:custom-shape draw:style-name="gr206" draw:text-style-name="P16" draw:layer="layout" svg:width="1cm" svg:height="1cm" svg:x="20.5cm" svg:y="1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custom-shape draw:style-name="gr207" draw:text-style-name="P40" draw:layer="layout" svg:width="0.5cm" svg:height="0.5cm" svg:x="20.753cm" svg:y="1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8" draw:text-style-name="P17" draw:layer="layout" svg:width="0.125cm" svg:height="0.125cm" svg:x="20.937cm" svg:y="15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09" draw:text-style-name="P17" draw:layer="layout" svg:width="0.124cm" svg:height="0.25cm" svg:x="20.937cm" svg:y="15.496cm" svg:viewBox="0 0 125 251" draw:points="0,251 125,251 125,0 0,1">
            <text:p/>
          </draw:polygon>
        </draw:g>
        <draw:g draw:name="configure" draw:style-name="gr21">
          <draw:custom-shape draw:style-name="gr210" draw:text-style-name="P16" draw:layer="layout" svg:width="1cm" svg:height="1cm" svg:x="20.25cm" svg:y="2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line draw:style-name="gr211" draw:text-style-name="P17" draw:layer="layout" svg:x1="20.5cm" svg:y1="22.374cm" svg:x2="20.75cm" svg:y2="22.375cm">
            <text:p/>
          </draw:line>
          <draw:line draw:style-name="gr212" draw:text-style-name="P17" draw:layer="layout" svg:x1="20.687cm" svg:y1="22.625cm" svg:x2="21cm" svg:y2="22.625cm">
            <text:p/>
          </draw:line>
          <draw:custom-shape draw:style-name="gr213" draw:text-style-name="P17" draw:layer="layout" svg:width="0.125cm" svg:height="0.125cm" svg:x="20.75cm" svg:y="22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4" draw:text-style-name="P17" draw:layer="layout" svg:width="0.125cm" svg:height="0.125cm" svg:x="20.562cm" svg:y="22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5" draw:text-style-name="P17" draw:layer="layout" svg:x1="20.5cm" svg:y1="22.625cm" svg:x2="20.562cm" svg:y2="22.625cm">
            <text:p/>
          </draw:line>
          <draw:line draw:style-name="gr216" draw:text-style-name="P17" draw:layer="layout" svg:x1="21cm" svg:y1="22.375cm" svg:x2="20.875cm" svg:y2="22.375cm">
            <text:p/>
          </draw:line>
        </draw:g>
        <draw:connector draw:name="Connector-Standard 19" draw:style-name="gr217" draw:text-style-name="P19" draw:layer="layout" svg:x1="24.25cm" svg:y1="31.718cm" svg:x2="25.751cm" svg:y2="31.75cm" svg:d="M24250 31718h751v32h750" svg:viewBox="0 0 1502 33">
          <text:p/>
        </draw:connector>
        <draw:custom-shape draw:name="On-Page-Reference 17" draw:style-name="gr218" draw:text-style-name="P22" draw:layer="layout" svg:width="1.3cm" svg:height="1.3cm" svg:x="23.5cm" svg:y="31.2cm">
          <text:p text:style-name="P11"><text:span text:style-name="T7">CJ</text:span></text:p>
          <text:p text:style-name="P11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20" draw:style-name="gr219" draw:text-style-name="P19" draw:layer="layout" svg:x1="41.5cm" svg:y1="13.468cm" svg:x2="43.001cm" svg:y2="13.5cm" svg:d="M41500 13468h751v32h750" svg:viewBox="0 0 1502 33">
          <text:p/>
        </draw:connector>
        <draw:custom-shape draw:name="On-Page-Reference 18" draw:style-name="gr220" draw:text-style-name="P22" draw:layer="layout" svg:width="1.3cm" svg:height="1.3cm" svg:x="40.2cm" svg:y="12.75cm">
          <text:p text:style-name="P11"><text:span text:style-name="T7">CJ</text:span></text:p>
          <text:p text:style-name="P11"><text:span text:style-name="T7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21" draw:style-name="gr221" draw:text-style-name="P19" draw:layer="layout" svg:x1="41.499cm" svg:y1="11.25cm" svg:x2="43cm" svg:y2="11.282cm" svg:d="M41499 11250h751v32h750" svg:viewBox="0 0 1502 33">
          <text:p/>
        </draw:connector>
        <draw:connector draw:name="Connector-Standard 22" draw:style-name="gr222" draw:text-style-name="P19" draw:layer="layout" svg:x1="41.5cm" svg:y1="9.718cm" svg:x2="43.001cm" svg:y2="9.75cm" svg:d="M41500 9718h751v32h750" svg:viewBox="0 0 1502 33">
          <text:p/>
        </draw:connector>
        <draw:custom-shape draw:name="On-Page-Reference 19" draw:style-name="gr223" draw:text-style-name="P22" draw:layer="layout" svg:width="1.3cm" svg:height="1.3cm" svg:x="40.25cm" svg:y="10.75cm">
          <text:p text:style-name="P11"><text:span text:style-name="T7">CJ</text:span></text:p>
          <text:p text:style-name="P11"><text:span text:style-name="T7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0" draw:style-name="gr224" draw:text-style-name="P22" draw:layer="layout" svg:width="1.3cm" svg:height="1.3cm" svg:x="40.25cm" svg:y="9.2cm">
          <text:p text:style-name="P11"><text:span text:style-name="T7">CJ</text:span></text:p>
          <text:p text:style-name="P11"><text:span text:style-name="T7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1" draw:style-name="gr225" draw:text-style-name="P22" draw:layer="layout" svg:width="1.3cm" svg:height="1.3cm" svg:x="1.25cm" svg:y="39.5cm">
          <text:p text:style-name="P11"><text:span text:style-name="T7">SE</text:span></text:p>
          <text:p text:style-name="P11"><text:span text:style-name="T7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2" draw:style-name="gr226" draw:text-style-name="P22" draw:layer="layout" svg:width="1.3cm" svg:height="1.3cm" svg:x="2.95cm" svg:y="39.5cm">
          <text:p text:style-name="P11"><text:span text:style-name="T7">CJ</text:span></text:p>
          <text:p text:style-name="P11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227" draw:text-style-name="P41" draw:layer="layout" svg:width="10.25cm" svg:height="0.878cm" svg:x="4.25cm" svg:y="39.75cm">
          <draw:text-box>
            <text:p><text:span text:style-name="T9">- шаги алгоритмов работы классов</text:span></text:p>
          </draw:text-box>
        </draw:frame>
      </draw:page>
      <draw:page draw:name="page2" draw:style-name="dp1" draw:master-page-name="Обычный">
        <draw:custom-shape draw:style-name="gr228" draw:text-style-name="P14" draw:layer="layout" svg:width="15cm" svg:height="7.591cm" svg:x="3cm" svg:y="8cm">
          <text:p text:style-name="P13"><text:span text:style-name="T6">Logger (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4" draw:layer="layout" svg:width="15cm" svg:height="0.545cm" svg:x="3cm" svg:y="9cm">
          <text:p text:style-name="P3"><text:span text:style-name="T2">Реализует логирование событий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0" draw:text-style-name="P6" draw:layer="layout" svg:width="15cm" svg:height="7.5cm" svg:x="3cm" svg:y="9.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9" draw:layer="layout" svg:width="13cm" svg:height="2.818cm" svg:x="4.5cm" svg:y="13.932cm">
          <text:p text:style-name="P8"><text:span text:style-name="T4">//Записать сообщение уровня debug … fatal</text:span></text:p>
          <text:p text:style-name="P8"><text:span text:style-name="T4">static void debug(const std::string &amp;message);</text:span></text:p>
          <text:p text:style-name="P8"><text:span text:style-name="T4">static void debug(const std::string &amp;message, const std::exception &amp;exception);</text:span></text:p>
          <text:p text:style-name="P8"><text:span text:style-name="T4">…</text:span></text:p>
          <text:p text:style-name="P8"><text:span text:style-name="T4">static void fatal(const std::string &amp;message);</text:span></text:p>
          <text:p text:style-name="P8"><text:span text:style-name="T4">static void fatal(const std::string &amp;message, const std::exception &amp;excep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2" draw:text-style-name="P10" xml:id="id33" draw:id="id33" draw:layer="layout" svg:width="13cm" svg:height="2.5cm" svg:x="4.5cm" svg:y="9.75cm">
          <text:p text:style-name="P8"><text:span text:style-name="T4">Создать объекты: СonfigLogger, WriterMessage. Настроить класс Logger и запустить в отдельном потоке запись сообщений в лог-файл и отправку сообщений в монитор</text:span></text:p>
          <text:p text:style-name="P8"><text:span text:style-name="T4">Logger(const std::string &amp;in_configLoggerFilePath, const std::string &amp;in_configWriterMessage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3" draw:text-style-name="P7" draw:layer="layout" svg:width="15cm" svg:height="22cm" svg:x="3cm" svg:y="1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43" draw:layer="layout" svg:width="13cm" svg:height="6.25cm" svg:x="4.5cm" svg:y="17.25cm">
          <text:p text:style-name="P42"><text:span text:style-name="T10">ConfigLog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4" draw:layer="layout" svg:width="13cm" svg:height="1.25cm" svg:x="4.5cm" svg:y="18.25cm">
          <text:p text:style-name="P3"><text:span text:style-name="T2">Реализует чтение и хранение параметров для настройки класса Logg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6" draw:text-style-name="P6" draw:layer="layout" svg:width="13cm" svg:height="3.058cm" svg:x="4.5cm" svg:y="19.19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7" draw:layer="layout" svg:width="13cm" svg:height="1.25cm" svg:x="4.5cm" svg:y="22.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9" draw:layer="layout" svg:width="11.483cm" svg:height="0.75cm" svg:x="5.76cm" svg:y="22.5cm">
          <text:p text:style-name="P8"><text:span text:style-name="T4">//JSON-объект конфигурации логирования</text:span></text:p>
          <text:p text:style-name="P8"><text:span text:style-name="T4">JSON configLogger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9" draw:text-style-name="P9" draw:layer="layout" svg:width="11.483cm" svg:height="1.25cm" svg:x="5.758cm" svg:y="20.75cm">
          <text:p text:style-name="P8"><text:span text:style-name="T4">//Функции получения интервала времени хранения и использования файла логирования, формата даты и времени, формата имени файла, предельного размера файла, имени директории <text:s/>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0" draw:text-style-name="P15" xml:id="id34" draw:id="id34" draw:layer="layout" svg:width="11.483cm" svg:height="1cm" svg:x="5.741cm" svg:y="19.5cm">
          <text:p text:style-name="P3"><text:span text:style-name="T4">//Инициализировать объект</text:span></text:p>
          <text:p text:style-name="P3"><text:span text:style-name="T4">explicit ConfigLogger(const std::string &amp;in_configLogge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1" draw:text-style-name="P16" draw:layer="layout" svg:width="1.732cm" svg:height="0.794cm" svg:x="15.334cm" svg:y="22.11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42" draw:text-style-name="P10" draw:layer="layout" svg:width="13cm" svg:height="1.25cm" svg:x="4.5cm" svg:y="12.5cm">
          <text:p text:style-name="P8"><text:span text:style-name="T4">//Уведомить отдельный поток логирования о завершении работы и ожидать его окончания</text:span></text:p>
          <text:p text:style-name="P8"><text:span text:style-name="T4">~Logger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3" draw:text-style-name="P43" draw:layer="layout" svg:width="13cm" svg:height="1.75cm" svg:x="4.5cm" svg:y="23.75cm">
          <text:p text:style-name="P42"><text:span text:style-name="T6">Writer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4" draw:layer="layout" svg:width="13cm" svg:height="0.75cm" svg:x="4.5cm" svg:y="24.75cm">
          <text:p text:style-name="P3"><text:span text:style-name="T2">Реализует запись сообщений в лог-файл и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5" draw:text-style-name="P4" draw:layer="layout" svg:width="13cm" svg:height="0.75cm" svg:x="4.5cm" svg:y="26.75cm">
          <text:p text:style-name="P3"><text:span text:style-name="T4">//Объект чтения и хранения параметров для настройки класса Logger</text:span></text:p>
          <text:p text:style-name="P3"><text:span text:style-name="T4">ConfigLogger configLogg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6" draw:text-style-name="P9" draw:layer="layout" svg:width="13cm" svg:height="0.75cm" svg:x="4.5cm" svg:y="27.75cm">
          <text:p text:style-name="P8"><text:span text:style-name="T4">//Объект записи сообщений</text:span></text:p>
          <text:p text:style-name="P8"><text:span text:style-name="T4">WriterMessage writer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7" draw:text-style-name="P4" draw:layer="layout" svg:width="13cm" svg:height="1cm" svg:x="4.5cm" svg:y="28.75cm">
          <text:p text:style-name="P3"><text:span text:style-name="T4">//Указатель на объект. Используется в статических функциях и классе Logger::WriterMessage</text:span></text:p>
          <text:p text:style-name="P3"><text:span text:style-name="T4">inline static Logger *ptrToLogger{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8" draw:text-style-name="P9" draw:layer="layout" svg:width="13cm" svg:height="1cm" svg:x="4.5cm" svg:y="30cm">
          <text:p text:style-name="P8"><text:span text:style-name="T4">//Контейнер сообщений. Используется для накапливания сообщений и чтения их отдельным потоком логирования</text:span></text:p>
          <text:p text:style-name="P8"><text:span text:style-name="T4">std::list&lt;std::string&gt; 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9" draw:text-style-name="P9" draw:layer="layout" svg:width="13cm" svg:height="1cm" svg:x="4.5cm" svg:y="31.25cm">
          <text:p text:style-name="P8"><text:span text:style-name="T4">//Результат работы отдельного потока записи сообщения в лог-файл и отправки сообщения в монитор</text:span></text:p>
          <text:p text:style-name="P8"><text:span text:style-name="T4">std::future&lt;void&gt; resultOfWriteToFileAndMonito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0" draw:text-style-name="P9" draw:layer="layout" svg:width="13cm" svg:height="1cm" svg:x="4.5cm" svg:y="32.5cm">
          <text:p text:style-name="P8"><text:span text:style-name="T4">//Мьютекс чтения-записи контейнера сообщений основным потоком и отдельного потока логирования</text:span></text:p>
          <text:p text:style-name="P8"><text:span text:style-name="T4">std::mutex mutReadWrite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1" draw:text-style-name="P9" draw:layer="layout" svg:width="13cm" svg:height="1cm" svg:x="4.5cm" svg:y="33.75cm">
          <text:p text:style-name="P8"><text:span text:style-name="T4">//Сигнал о добавлении сообщения в контейнер сообщений</text:span></text:p>
          <text:p text:style-name="P8"><text:span text:style-name="T4">std::condition_variable cvPush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2" draw:text-style-name="P9" draw:layer="layout" svg:width="13cm" svg:height="1cm" svg:x="4.5cm" svg:y="35cm">
          <text:p text:style-name="P8"><text:span text:style-name="T4">//Подтверждение добавления сообщения в контейнер сообщений</text:span></text:p>
          <text:p text:style-name="P8"><text:span text:style-name="T4">bool pushMessage{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3" draw:text-style-name="P9" draw:layer="layout" svg:width="13cm" svg:height="1cm" svg:x="4.5cm" svg:y="36.25cm">
          <text:p text:style-name="P8"><text:span text:style-name="T4">//Уведомление о завершении работы отдельного потока логирования</text:span></text:p>
          <text:p text:style-name="P8"><text:span text:style-name="T4">std::atomic&lt;bool&gt; stopLogger{false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4" draw:text-style-name="P4" draw:layer="layout" svg:width="13cm" svg:height="0.5cm" svg:x="4.5cm" svg:y="37.5cm">
          <text:p text:style-name="P3"><text:span text:style-name="T4">//Вспомогательные функции инициализации и настройки класса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5" draw:text-style-name="P4" draw:layer="layout" svg:width="13cm" svg:height="0.5cm" svg:x="4.5cm" svg:y="38.25cm">
          <text:p text:style-name="P3"><text:span text:style-name="T4">//Функции логирования (формирование сообщения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6" draw:text-style-name="P14" draw:layer="layout" svg:width="15cm" svg:height="7.591cm" svg:x="20cm" svg:y="25.25cm">
          <text:p text:style-name="P13"><text:span text:style-name="T6">MonitorSender (M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4" draw:layer="layout" svg:width="15cm" svg:height="0.545cm" svg:x="20cm" svg:y="26.25cm">
          <text:p text:style-name="P3"><text:span text:style-name="T2">Реализует отправку сообщений для вывода на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8" draw:text-style-name="P6" draw:layer="layout" svg:width="15cm" svg:height="4.75cm" svg:x="20cm" svg:y="26.7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9" draw:text-style-name="P4" xml:id="id39" draw:id="id39" draw:layer="layout" svg:width="13cm" svg:height="0.818cm" svg:x="21.5cm" svg:y="29.432cm">
          <text:p text:style-name="P3"><text:span text:style-name="T4">//Отправить сообщение в очередь сообщений</text:span></text:p>
          <text:p text:style-name="P3"><text:span text:style-name="T4">void send(const std::string &amp;messag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0" draw:text-style-name="P10" xml:id="id38" draw:id="id38" draw:layer="layout" svg:width="13cm" svg:height="2.25cm" svg:x="21.5cm" svg:y="27cm">
          <text:p text:style-name="P8"><text:span text:style-name="T4">//Открыть или создать очередь сообщений. <text:s/>Создать объекты: RemoveMessageQueue, boost::interprocess::message_queue</text:span></text:p>
          <text:p text:style-name="P8"><text:span text:style-name="T4">MonitorSender(const std::string &amp;in_nameOfQueue, const boost::interprocess::message_queue::size_type in_maxNumberOfMessages, <text:s text:c="4"/>const boost::interprocess::message_queue::size_type in_maxMessageSize, <text:s text:c="3"/>const std::string &amp;in_fileNameOfMonitor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1" draw:text-style-name="P7" draw:layer="layout" svg:width="15cm" svg:height="7.5cm" svg:x="20cm" svg:y="3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21" draw:layer="layout" svg:width="13cm" svg:height="5cm" svg:x="21.5cm" svg:y="31.75cm">
          <text:p text:style-name="P20"><text:span text:style-name="T6">Remove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4" draw:layer="layout" svg:width="13cm" svg:height="1.25cm" svg:x="21.5cm" svg:y="32.75cm">
          <text:p text:style-name="P3"><text:span text:style-name="T2">Реализует удаление оставшейся очереди сообщений (во избежание ошибок) перед инициализацией очеред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4" draw:text-style-name="P6" draw:layer="layout" svg:width="13cm" svg:height="1.5cm" svg:x="21.5cm" svg:y="3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5" draw:text-style-name="P7" draw:layer="layout" svg:width="13cm" svg:height="1.25cm" svg:x="21.5cm" svg:y="35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0" draw:layer="layout" svg:width="11.483cm" svg:height="1cm" svg:x="22.745cm" svg:y="34.25cm">
          <text:p text:style-name="P8"><text:span text:style-name="T4">//Удалить очередь сообщений</text:span></text:p>
          <text:p text:style-name="P8"><text:span text:style-name="T4">RemoveMessageQueue(const std::string &amp;in_nameOfQueue, const std::string &amp;in_fileNameOfMonitor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7" draw:text-style-name="P16" draw:layer="layout" svg:width="1.732cm" svg:height="0.794cm" svg:x="32.584cm" svg:y="32.8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68" draw:text-style-name="P9" draw:layer="layout" svg:width="13cm" svg:height="0.818cm" svg:x="21.5cm" svg:y="30.432cm">
          <text:p text:style-name="P8"><text:span text:style-name="T4">//Получить объект класса boost::interprocess::message_queue</text:span></text:p>
          <text:p text:style-name="P8"><text:span text:style-name="T4">const boost::interprocess::message_queue &amp;get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9" draw:text-style-name="P9" draw:layer="layout" svg:width="11.5cm" svg:height="0.818cm" svg:x="22.75cm" svg:y="35.75cm">
          <text:p text:style-name="P8"><text:span text:style-name="T4">//Определить, запущен ли процесс</text:span></text:p>
          <text:p text:style-name="P8"><text:span text:style-name="T4">bool isProcessRun(const char *processNam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0" draw:text-style-name="P9" draw:layer="layout" svg:width="13cm" svg:height="0.818cm" svg:x="21.5cm" svg:y="37cm">
          <text:p text:style-name="P8"><text:span text:style-name="T4">//Объект удаления очереди сообщений. Используется только его конструктор</text:span></text:p>
          <text:p text:style-name="P8"><text:span text:style-name="T4">RemoveMessageQueue removeMessageQueu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1" draw:text-style-name="P9" draw:layer="layout" svg:width="13cm" svg:height="0.818cm" svg:x="21.5cm" svg:y="38cm">
          <text:p text:style-name="P8"><text:span text:style-name="T4">//Объект оригинальной очереди сообщений</text:span></text:p>
          <text:p text:style-name="P8"><text:span text:style-name="T4">boost::interprocess::message_queue mq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2" draw:text-style-name="P21" draw:layer="layout" svg:width="15cm" svg:height="7.591cm" svg:x="42cm" svg:y="7.25cm">
          <text:p text:style-name="P20"><text:span text:style-name="T6">LoggerMonitor (L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4" draw:layer="layout" svg:width="15cm" svg:height="0.545cm" svg:x="42cm" svg:y="8.25cm">
          <text:p text:style-name="P3"><text:span text:style-name="T2">Реализует логирование событий в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4" draw:text-style-name="P6" draw:layer="layout" svg:width="15cm" svg:height="2.25cm" svg:x="42cm" svg:y="8.7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9" xml:id="id28" draw:id="id28" draw:layer="layout" svg:width="13cm" svg:height="0.818cm" svg:x="43.5cm" svg:y="10cm">
          <text:p text:style-name="P8"><text:span text:style-name="T4">//Запустить монитор</text:span></text:p>
          <text:p text:style-name="P8"><text:span text:style-name="T4">void ru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6" draw:text-style-name="P15" xml:id="id23" draw:id="id23" draw:layer="layout" svg:width="13cm" svg:height="0.75cm" svg:x="43.5cm" svg:y="9cm">
          <text:p text:style-name="P3"><text:span text:style-name="T4">//Создать объекты: СonfigLoggerMonitor и monitorReceiver</text:span></text:p>
          <text:p text:style-name="P3"><text:span text:style-name="T4">explicit LoggerMonitor(const std::string &amp;in_configLoggerMonito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7" draw:text-style-name="P7" draw:layer="layout" svg:width="15cm" svg:height="11cm" svg:x="42cm" svg:y="11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43" draw:layer="layout" svg:width="13cm" svg:height="6cm" svg:x="43.5cm" svg:y="11.25cm">
          <text:p text:style-name="P42"><text:span text:style-name="T6">ConfigLogger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4" draw:layer="layout" svg:width="13cm" svg:height="1cm" svg:x="43.5cm" svg:y="12.25cm">
          <text:p text:style-name="P3"><text:span text:style-name="T2">Реализует чтение и хранение параметров для настройки классов LoggerMonitor, MonitorReceiv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0" draw:text-style-name="P6" draw:layer="layout" svg:width="13cm" svg:height="3cm" svg:x="43.5cm" svg:y="13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7" draw:layer="layout" svg:width="13cm" svg:height="1.5cm" svg:x="43.5cm" svg:y="16.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10" xml:id="id24" draw:id="id24" draw:layer="layout" svg:width="11.483cm" svg:height="1cm" svg:x="44.745cm" svg:y="13.5cm">
          <text:p text:style-name="P8"><text:span text:style-name="T4">/Создать и инициализировать объект класса ConfigLoggerMonitor</text:span></text:p>
          <text:p text:style-name="P8"><text:span text:style-name="T4">explicit ConfigLoggerMonitor(const std::string &amp;in_configLoggerMonito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3" draw:text-style-name="P16" draw:layer="layout" svg:width="1.732cm" svg:height="0.794cm" svg:x="54.584cm" svg:y="12.3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84" draw:text-style-name="P9" draw:layer="layout" svg:width="11.5cm" svg:height="0.818cm" svg:x="44.75cm" svg:y="16.682cm">
          <text:p text:style-name="P8"><text:span text:style-name="T4">//JSON-объект конфигурации логирования</text:span></text:p>
          <text:p text:style-name="P8"><text:span text:style-name="T4">JSON configLoggerMonitor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5" draw:text-style-name="P9" draw:layer="layout" svg:width="13cm" svg:height="0.818cm" svg:x="43.5cm" svg:y="17.932cm">
          <text:p text:style-name="P8"><text:span text:style-name="T4">//Объект класса ConfigLoggerMonitor</text:span></text:p>
          <text:p text:style-name="P8"><text:span text:style-name="T4">ConfigLoggerMonitor configLoggerMonito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6" draw:text-style-name="P9" draw:layer="layout" svg:width="13cm" svg:height="0.818cm" svg:x="43.5cm" svg:y="18.932cm">
          <text:p text:style-name="P8"><text:span text:style-name="T4">//Объект монитора получения сообщений</text:span></text:p>
          <text:p text:style-name="P8"><text:span text:style-name="T4">MonitorReceiver monitorReceiv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7" draw:text-style-name="P9" draw:layer="layout" svg:width="11.5cm" svg:height="1.318cm" svg:x="44.75cm" svg:y="14.682cm">
          <text:p text:style-name="P8"><text:span text:style-name="T4">//Получить имя очереди сообщений, <text:s/>максимальное количество сообщений в очереди, максимальный размер сообщения, имя файла основной программы, имя файла монитора, имя консоли, признак запуска монитора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8" draw:text-style-name="P9" xml:id="id30" draw:id="id30" draw:layer="layout" svg:width="13cm" svg:height="0.818cm" svg:x="43.5cm" svg:y="19.932cm">
          <text:p text:style-name="P8"><text:span text:style-name="T4">//Вывод сообщения на консоль</text:span></text:p>
          <text:p text:style-name="P8"><text:span text:style-name="T4">void outputToConsole(const std::string &amp;messag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9" draw:text-style-name="P21" draw:layer="layout" svg:width="15cm" svg:height="7.591cm" svg:x="42cm" svg:y="25cm">
          <text:p text:style-name="P20"><text:span text:style-name="T6">MonitorReceiver (M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0" draw:text-style-name="P4" draw:layer="layout" svg:width="15cm" svg:height="0.545cm" svg:x="42cm" svg:y="26cm">
          <text:p text:style-name="P3"><text:span text:style-name="T2">Реализует получение сообщений для вывода на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1" draw:text-style-name="P6" draw:layer="layout" svg:width="15cm" svg:height="5cm" svg:x="42cm" svg:y="26.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9" xml:id="id29" draw:id="id29" draw:layer="layout" svg:width="13cm" svg:height="1.068cm" svg:x="43.5cm" svg:y="29.182cm">
          <text:p text:style-name="P8"><text:span text:style-name="T4">//Получить сообщение из очереди сообщений (ожидать сообщение)</text:span></text:p>
          <text:p text:style-name="P8"><text:span text:style-name="T4">std::string receive(const boost::interprocess::message_queue::size_type maxMessageSiz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3" draw:text-style-name="P10" xml:id="id25" draw:id="id25" draw:layer="layout" svg:width="13cm" svg:height="2.25cm" svg:x="43.5cm" svg:y="26.75cm">
          <text:p text:style-name="P8"><text:span text:style-name="T4">//Открыть или создать очередь сообщений. Создать объекты: RemoveMessageQueue, boost::interprocess::message_queue</text:span></text:p>
          <text:p text:style-name="P8"><text:span text:style-name="T4">MonitorReceiver(const std::string &amp;in_nameOfQueue, const boost::interprocess::message_queue::size_type in_maxNumberOfMessages, <text:s text:c="4"/>const boost::interprocess::message_queue::size_type in_maxMessageSize, <text:s/>const std::string &amp;in_fileNameOfMainProgram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4" draw:text-style-name="P7" draw:layer="layout" svg:width="15cm" svg:height="7.5cm" svg:x="42cm" svg:y="3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21" draw:layer="layout" svg:width="13cm" svg:height="5cm" svg:x="43.5cm" svg:y="31.75cm">
          <text:p text:style-name="P20"><text:span text:style-name="T6">Remove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4" draw:layer="layout" svg:width="13cm" svg:height="1.25cm" svg:x="43.5cm" svg:y="32.75cm">
          <text:p text:style-name="P3"><text:span text:style-name="T2">Реализует удаление оставшейся очереди сообщений (во избежание ошибок) перед инициализацией очеред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7" draw:text-style-name="P6" draw:layer="layout" svg:width="13cm" svg:height="1.5cm" svg:x="43.5cm" svg:y="3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7" draw:layer="layout" svg:width="13cm" svg:height="1.25cm" svg:x="43.5cm" svg:y="35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10" xml:id="id26" draw:id="id26" draw:layer="layout" svg:width="11.483cm" svg:height="1cm" svg:x="44.745cm" svg:y="34.25cm">
          <text:p text:style-name="P8"><text:span text:style-name="T4">//Удалить очередь сообщений</text:span></text:p>
          <text:p text:style-name="P8"><text:span text:style-name="T4">RemoveMessageQueue(const std::string &amp;in_nameOfQueue, const std::string &amp;in_fileNameOfMainProgram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0" draw:text-style-name="P16" draw:layer="layout" svg:width="1.732cm" svg:height="0.794cm" svg:x="54.584cm" svg:y="32.8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301" draw:text-style-name="P9" draw:layer="layout" svg:width="13cm" svg:height="0.818cm" svg:x="43.5cm" svg:y="30.432cm">
          <text:p text:style-name="P8"><text:span text:style-name="T4">//Получить объект класса boost::interprocess::message_queue</text:span></text:p>
          <text:p text:style-name="P8"><text:span text:style-name="T4">const boost::interprocess::message_queue &amp;get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2" draw:text-style-name="P9" draw:layer="layout" svg:width="11.5cm" svg:height="0.818cm" svg:x="44.75cm" svg:y="35.75cm">
          <text:p text:style-name="P8"><text:span text:style-name="T4">//Определить, запущен ли процесс</text:span></text:p>
          <text:p text:style-name="P8"><text:span text:style-name="T4">static bool isProcessRun(const char *processNam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3" draw:text-style-name="P4" draw:layer="layout" svg:width="13cm" svg:height="0.818cm" svg:x="43.5cm" svg:y="36.932cm">
          <text:p text:style-name="P3"><text:span text:style-name="T4">//Объект удаления очереди сообщений. Используется только его конструктор</text:span></text:p>
          <text:p text:style-name="P3"><text:span text:style-name="T4">RemoveMessageQueue removeMessageQueu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4" draw:text-style-name="P9" xml:id="id27" draw:id="id27" draw:layer="layout" svg:width="13cm" svg:height="0.818cm" svg:x="43.5cm" svg:y="37.932cm">
          <text:p text:style-name="P8"><text:span text:style-name="T4">//Объект оригинальной очереди сообщений</text:span></text:p>
          <text:p text:style-name="P8"><text:span text:style-name="T4">boost::interprocess::message_queue mq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5" draw:text-style-name="P43" draw:layer="layout" svg:width="15cm" svg:height="6.653cm" svg:x="21cm" svg:y="3cm">
          <text:p text:style-name="P42"><text:span text:style-name="T6">WriterMessage (W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6" draw:text-style-name="P4" draw:layer="layout" svg:width="15cm" svg:height="0.798cm" svg:x="21cm" svg:y="4.065cm">
          <text:p text:style-name="P3"><text:span text:style-name="T2">Реализует запись сообщений в лог-файл и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7" draw:text-style-name="P6" draw:layer="layout" svg:width="15cm" svg:height="3.726cm" svg:x="21cm" svg:y="4.863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7" draw:layer="layout" svg:width="15cm" svg:height="11.911cm" svg:x="21cm" svg:y="8.589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9" xml:id="id36" draw:id="id36" draw:layer="layout" svg:width="13.25cm" svg:height="1.331cm" svg:x="22.44cm" svg:y="6.992cm">
          <text:p text:style-name="P8"><text:span text:style-name="T4">//Записать в отдельном потоке информацию в файл и отправить в монитор</text:span></text:p>
          <text:p text:style-name="P8"><text:span text:style-name="T4">void ru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0" draw:text-style-name="P10" xml:id="id35" draw:id="id35" draw:layer="layout" svg:width="13.249cm" svg:height="1.597cm" svg:x="22.433cm" svg:y="5.129cm">
          <text:p text:style-name="P8"><text:span text:style-name="T4">/Создать и настроить объекты: СonfigWriterMessage, MonitorSender</text:span></text:p>
          <text:p text:style-name="P8"><text:span text:style-name="T4">explicit WriterMessage(const std::string &amp;in_configWriterMessage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1" draw:text-style-name="P43" draw:layer="layout" svg:width="13.25cm" svg:height="3.593cm" svg:x="22.5cm" svg:y="8.855cm">
          <text:p text:style-name="P42"><text:span text:style-name="T6">ConfigWriter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2" draw:text-style-name="P4" draw:layer="layout" svg:width="13.25cm" svg:height="1.065cm" svg:x="22.5cm" svg:y="9.653cm">
          <text:p text:style-name="P3"><text:span text:style-name="T2">Реализует чтение и хранение параметров для настройки класса WriterMessage, MonitorSend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3" draw:text-style-name="P6" draw:layer="layout" svg:width="13.25cm" svg:height="3.459cm" svg:x="22.5cm" svg:y="10.718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4" draw:text-style-name="P7" draw:layer="layout" svg:width="13.25cm" svg:height="1.597cm" svg:x="22.5cm" svg:y="14.17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5" draw:text-style-name="P9" draw:layer="layout" svg:width="11.703cm" svg:height="1.596cm" svg:x="23.702cm" svg:y="12.315cm">
          <text:p text:style-name="P8"><text:span text:style-name="T4">//Получить имя очереди сообщений, максимальное количество сообщений в очереди, максимальный размер сообщения,имя файла основной программы, имя файла монитора, имя консоли, признак запуска монитора 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6" draw:text-style-name="P10" xml:id="id37" draw:id="id37" draw:layer="layout" svg:width="11.703cm" svg:height="1.128cm" svg:x="23.702cm" svg:y="10.984cm">
          <text:p text:style-name="P8"><text:span text:style-name="T4">//Инициализировать класс</text:span></text:p>
          <text:p text:style-name="P8"><text:span text:style-name="T4">explicit ConfigWriterMessage(const std::string &amp;in_configWriterMessage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7" draw:text-style-name="P4" draw:layer="layout" svg:width="11.703cm" svg:height="0.798cm" svg:x="23.702cm" svg:y="14.71cm">
          <text:p text:style-name="P3"><text:span text:style-name="T4">//JSON-объект конфигурации логирования</text:span></text:p>
          <text:p text:style-name="P3"><text:span text:style-name="T4">JSON configWriterMessage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8" draw:text-style-name="P4" draw:layer="layout" svg:width="13.25cm" svg:height="1.065cm" svg:x="22.44cm" svg:y="16.04cm">
          <text:p text:style-name="P3"><text:span text:style-name="T4">//Объект чтения и хранения параметров для настройки класса Logger</text:span></text:p>
          <text:p text:style-name="P3"><text:span text:style-name="T4">ConfigWriterMessage configWriter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9" draw:text-style-name="P9" draw:layer="layout" svg:width="13.25cm" svg:height="0.798cm" svg:x="22.44cm" svg:y="17.371cm">
          <text:p text:style-name="P8"><text:span text:style-name="T4">//Объект монитора отправки сообщений</text:span></text:p>
          <text:p text:style-name="P8"><text:span text:style-name="T4">MonitorSender monitorSend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20" draw:text-style-name="P9" draw:layer="layout" svg:width="13.25cm" svg:height="0.799cm" svg:x="22.44cm" svg:y="18.435cm">
          <text:p text:style-name="P8"><text:span text:style-name="T4">//Контейнер текущих сообщений</text:span></text:p>
          <text:p text:style-name="P8"><text:span text:style-name="T4">std::list&lt;std::string&gt; 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21" draw:text-style-name="P6" draw:layer="layout" svg:width="13cm" svg:height="0.476cm" svg:x="4.5cm" svg:y="25.52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2" draw:text-style-name="P7" draw:layer="layout" svg:width="13cm" svg:height="0.5cm" svg:x="4.5cm" svg:y="26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3" draw:text-style-name="P9" draw:layer="layout" svg:width="13cm" svg:height="0.818cm" svg:x="43.5cm" svg:y="20.932cm">
          <text:p text:style-name="P8"><text:span text:style-name="T4">//Завершить работу. Используется в обработчике нажатия клавиш консоли</text:span></text:p>
          <text:p text:style-name="P8"><text:span text:style-name="T4">static void stop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324" draw:text-style-name="P44" draw:layer="layout" svg:x1="2cm" svg:y1="2cm" svg:x2="37cm" svg:y2="2cm">
          <text:p/>
        </draw:line>
        <draw:line draw:style-name="gr324" draw:text-style-name="P44" draw:layer="layout" svg:x1="2cm" svg:y1="2cm" svg:x2="2cm" svg:y2="40cm">
          <text:p/>
        </draw:line>
        <draw:line draw:style-name="gr324" draw:text-style-name="P44" draw:layer="layout" svg:x1="2cm" svg:y1="40cm" svg:x2="37cm" svg:y2="40cm">
          <text:p/>
        </draw:line>
        <draw:line draw:style-name="gr324" draw:text-style-name="P44" draw:layer="layout" svg:x1="37cm" svg:y1="2cm" svg:x2="37cm" svg:y2="40cm">
          <text:p/>
        </draw:line>
        <draw:line draw:style-name="gr324" draw:text-style-name="P44" draw:layer="layout" svg:x1="58cm" svg:y1="2cm" svg:x2="58cm" svg:y2="40cm">
          <text:p/>
        </draw:line>
        <draw:line draw:style-name="gr324" draw:text-style-name="P44" draw:layer="layout" svg:x1="41cm" svg:y1="2cm" svg:x2="41cm" svg:y2="40cm">
          <text:p/>
        </draw:line>
        <draw:line draw:style-name="gr324" draw:text-style-name="P44" draw:layer="layout" svg:x1="41cm" svg:y1="2cm" svg:x2="58cm" svg:y2="2cm">
          <text:p/>
        </draw:line>
        <draw:line draw:style-name="gr324" draw:text-style-name="P44" draw:layer="layout" svg:x1="41cm" svg:y1="40cm" svg:x2="58cm" svg:y2="40cm">
          <text:p/>
        </draw:line>
        <draw:frame draw:style-name="gr325" draw:text-style-name="P41" draw:layer="layout" svg:width="10cm" svg:height="1cm" svg:x="2cm" svg:y="2cm">
          <draw:text-box>
            <text:p><text:span text:style-name="T9">Процесс search-engine.exe</text:span></text:p>
          </draw:text-box>
        </draw:frame>
        <draw:frame draw:style-name="gr325" draw:text-style-name="P41" draw:layer="layout" svg:width="10cm" svg:height="1cm" svg:x="41cm" svg:y="2cm">
          <draw:text-box>
            <text:p><text:span text:style-name="T9">Процесс logger-monitor.exe</text:span></text:p>
          </draw:text-box>
        </draw:frame>
        <draw:custom-shape draw:style-name="gr326" draw:text-style-name="P45" draw:layer="layout" svg:width="9cm" svg:height="0.25cm" svg:x="34.5cm" svg:y="29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7" draw:text-style-name="P46" draw:layer="layout" svg:width="6cm" svg:height="1.207cm" svg:x="35.5cm" svg:y="28.5cm">
          <draw:text-box>
            <text:p text:style-name="P27"><text:span text:style-name="T11">boost::interprocess::message_queue</text:span></text:p>
          </draw:text-box>
        </draw:frame>
        <draw:custom-shape draw:name="Multi-Document 3" draw:style-name="gr328" draw:text-style-name="P22" draw:layer="layout" svg:width="2.973cm" svg:height="1.982cm" svg:x="14.527cm" svg:y="59.497cm">
          <text:p text:style-name="P11"><text:span text:style-name="T7"/></text:p>
          <text:p text:style-name="P11"><text:span text:style-name="T7">JSON-Files</text:span></text:p>
          <text:p text:style-name="P11"><text:span text:style-name="T7">and other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name="Multi-Document 4" draw:style-name="gr329" draw:text-style-name="P22" xml:id="id22" draw:id="id22" draw:layer="layout" svg:width="2.973cm" svg:height="1.982cm" svg:x="38.5cm" svg:y="8.5cm">
          <text:p text:style-name="P11"><text:span text:style-name="T7">JSON-File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23" draw:style-name="gr330" draw:text-style-name="P19" draw:layer="layout" svg:x1="41.473cm" svg:y1="9.491cm" svg:x2="43.5cm" svg:y2="9.375cm" draw:start-shape="id22" draw:start-glue-point="7" draw:end-shape="id23" draw:end-glue-point="3" svg:d="M41473 9491h1014v-116h1013" svg:viewBox="0 0 2028 117">
          <text:p/>
        </draw:connector>
        <draw:connector draw:name="Connector-Standard 24" draw:style-name="gr331" draw:text-style-name="P19" draw:layer="layout" draw:line-skew="0.735cm -4.625cm -3.233cm" svg:x1="56.5cm" svg:y1="9.375cm" svg:x2="44.746cm" svg:y2="14cm" draw:start-shape="id23" draw:start-glue-point="1" draw:end-shape="id24" draw:end-glue-point="3" svg:d="M56500 9375h1000v-2375h-16252v7000h3498" svg:viewBox="0 0 16253 7001">
          <text:p/>
        </draw:connector>
        <draw:connector draw:name="Connector-Standard 25" draw:style-name="gr332" draw:text-style-name="P19" draw:layer="layout" draw:line-skew="0.735cm 4cm -1.735cm" svg:x1="56.5cm" svg:y1="9.375cm" svg:x2="43.5cm" svg:y2="27.875cm" draw:start-shape="id23" draw:start-glue-point="1" draw:end-shape="id25" draw:end-glue-point="3" svg:d="M56500 9375h1000v12875h-16000v5625h2000" svg:viewBox="0 0 16001 18501">
          <text:p/>
        </draw:connector>
        <draw:connector draw:name="Connector-Standard 26" draw:style-name="gr333" draw:text-style-name="P19" draw:layer="layout" draw:line-skew="0.735cm 0cm -2.983cm" svg:x1="56.5cm" svg:y1="27.875cm" svg:x2="44.746cm" svg:y2="34.75cm" draw:start-shape="id25" draw:start-glue-point="1" draw:end-shape="id26" draw:end-glue-point="3" svg:d="M56500 27875h1000v3750h-16002v3125h3248" svg:viewBox="0 0 16003 6876">
          <text:p/>
        </draw:connector>
        <draw:connector draw:name="Connector-Standard 27" draw:style-name="gr334" draw:text-style-name="P19" draw:layer="layout" draw:line-skew="0.735cm 6.034cm" svg:x1="56.5cm" svg:y1="27.875cm" svg:x2="43.5cm" svg:y2="38.341cm" draw:start-shape="id25" draw:start-glue-point="1" draw:end-shape="id27" draw:end-glue-point="3" svg:d="M56500 27875h1000v11625h-14265v-1159h265" svg:viewBox="0 0 14266 11626">
          <text:p/>
        </draw:connector>
        <draw:custom-shape draw:name="On-Page-Reference 24" draw:style-name="gr335" draw:text-style-name="P22" draw:layer="layout" svg:width="1.5cm" svg:height="1.5cm" svg:x="40.5cm" svg:y="11.75cm">
          <text:p text:style-name="P11"><text:span text:style-name="T7">LM</text:span></text:p>
          <text:p text:style-name="P11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5" draw:style-name="gr336" draw:text-style-name="P22" draw:layer="layout" svg:width="1.5cm" svg:height="1.5cm" svg:x="40.75cm" svg:y="23.25cm">
          <text:p text:style-name="P11"><text:span text:style-name="T7">LM</text:span></text:p>
          <text:p text:style-name="P11"><text:span text:style-name="T7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6" draw:style-name="gr337" draw:text-style-name="P22" draw:layer="layout" svg:width="1.5cm" svg:height="1.5cm" svg:x="40.75cm" svg:y="32.5cm">
          <text:p text:style-name="P11"><text:span text:style-name="T7">MR</text:span></text:p>
          <text:p text:style-name="P11"><text:span text:style-name="T7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7" draw:style-name="gr338" draw:text-style-name="P22" draw:layer="layout" svg:width="1.5cm" svg:height="1.5cm" svg:x="56.75cm" svg:y="36cm">
          <text:p text:style-name="P11"><text:span text:style-name="T7">MR</text:span></text:p>
          <text:p text:style-name="P11"><text:span text:style-name="T7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3" draw:style-name="gr339" draw:text-style-name="P22" draw:layer="layout" svg:width="1.5cm" svg:height="1.5cm" svg:x="2cm" svg:y="40.25cm">
          <text:p text:style-name="P11"><text:span text:style-name="T7">MR</text:span></text:p>
          <text:p text:style-name="P11"><text:span text:style-name="T7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40" draw:text-style-name="P41" draw:layer="layout" svg:width="9.777cm" svg:height="0.878cm" svg:x="3.75cm" svg:y="40.622cm">
          <draw:text-box>
            <text:p><text:span text:style-name="T9"><text:s/></text:span><text:span text:style-name="T9">- шаги алгоритмов работы классов</text:span></text:p>
          </draw:text-box>
        </draw:frame>
        <draw:connector draw:name="Connector-Standard 28" draw:style-name="gr341" draw:text-style-name="P19" draw:layer="layout" draw:line-skew="0.985cm 2.75cm -2.735cm" svg:x1="56.5cm" svg:y1="10.409cm" svg:x2="43.5cm" svg:y2="29.716cm" draw:start-shape="id28" draw:start-glue-point="1" draw:end-shape="id29" draw:end-glue-point="3" svg:d="M56500 10409h1250v12341h-17250v6966h3000" svg:viewBox="0 0 17251 19308">
          <text:p/>
        </draw:connector>
        <draw:connector draw:name="Connector-Standard 29" draw:style-name="gr342" draw:text-style-name="P19" draw:layer="layout" draw:line-skew="0.985cm 1.125cm -1.735cm" svg:x1="56.5cm" svg:y1="10.409cm" svg:x2="43.5cm" svg:y2="20.341cm" draw:start-shape="id28" draw:start-glue-point="1" draw:end-shape="id30" draw:end-glue-point="3" svg:d="M56500 10409h1250v6091h-16250v3841h2000" svg:viewBox="0 0 16251 9933">
          <text:p/>
        </draw:connector>
        <draw:custom-shape draw:name="On-Page-Reference 28" draw:style-name="gr343" draw:text-style-name="P22" draw:layer="layout" svg:width="1.5cm" svg:height="1.5cm" svg:x="39.75cm" svg:y="25.5cm">
          <text:p text:style-name="P11"><text:span text:style-name="T7">LM</text:span></text:p>
          <text:p text:style-name="P11"><text:span text:style-name="T7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9" draw:style-name="gr344" draw:text-style-name="P22" draw:layer="layout" svg:width="1.5cm" svg:height="1.5cm" svg:x="40.75cm" svg:y="17.75cm">
          <text:p text:style-name="P11"><text:span text:style-name="T7">LM</text:span></text:p>
          <text:p text:style-name="P11"><text:span text:style-name="T7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Display" draw:style-name="gr345" draw:text-style-name="P22" xml:id="id31" draw:id="id31" draw:layer="layout" svg:width="2.973cm" svg:height="1.605cm" svg:x="52.277cm" svg:y="23.145cm">
          <text:p text:style-name="P11"><text:span text:style-name="T7">Console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name="Connector-Standard 30" draw:style-name="gr346" draw:text-style-name="P19" draw:layer="layout" draw:line-skew="0.485cm" svg:x1="56.5cm" svg:y1="20.341cm" svg:x2="55.25cm" svg:y2="23.948cm" draw:start-shape="id30" draw:start-glue-point="1" draw:end-shape="id31" draw:end-glue-point="7" svg:d="M56500 20341h750v3607h-2000" svg:viewBox="0 0 2001 3608">
          <text:p/>
        </draw:connector>
        <draw:custom-shape draw:name="On-Page-Reference 30" draw:style-name="gr347" draw:text-style-name="P22" draw:layer="layout" svg:width="1.5cm" svg:height="1.5cm" svg:x="55.75cm" svg:y="23.25cm">
          <text:p text:style-name="P11"><text:span text:style-name="T7">LM</text:span></text:p>
          <text:p text:style-name="P11"><text:span text:style-name="T7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Multi-Document 5" draw:style-name="gr348" draw:text-style-name="P22" xml:id="id32" draw:id="id32" draw:layer="layout" svg:width="2.973cm" svg:height="1.982cm" svg:x="3cm" svg:y="4.018cm">
          <text:p text:style-name="P11"><text:span text:style-name="T7">JSON-Fi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31" draw:style-name="gr349" draw:text-style-name="P19" draw:layer="layout" svg:x1="3cm" svg:y1="5.009cm" svg:x2="4.5cm" svg:y2="11cm" draw:start-shape="id32" draw:start-glue-point="5" draw:end-shape="id33" draw:end-glue-point="3" svg:d="M3000 5009h-266v5991h1766" svg:viewBox="0 0 1767 5992">
          <text:p/>
        </draw:connector>
        <draw:connector draw:name="Connector-Standard 32" draw:style-name="gr350" draw:text-style-name="P19" draw:layer="layout" draw:line-skew="0.485cm -8.375cm -2.979cm" svg:x1="17.5cm" svg:y1="11cm" svg:x2="5.742cm" svg:y2="20cm" draw:start-shape="id33" draw:start-glue-point="1" draw:end-shape="id34" draw:end-glue-point="3" svg:d="M17500 11000h750v-3500h-15752v12500h3244" svg:viewBox="0 0 15753 12501">
          <text:p/>
        </draw:connector>
        <draw:connector draw:name="Connector-Standard 33" draw:style-name="gr351" draw:text-style-name="P19" draw:layer="layout" draw:line-skew="-1.218cm" svg:x1="17.5cm" svg:y1="11cm" svg:x2="22.434cm" svg:y2="5.927cm" draw:start-shape="id33" draw:start-glue-point="1" draw:end-shape="id35" draw:end-glue-point="3" svg:d="M17500 11000h1249v-5073h3685" svg:viewBox="0 0 4935 5074">
          <text:p/>
        </draw:connector>
        <draw:connector draw:name="Connector-Standard 34" draw:style-name="gr352" draw:text-style-name="P19" draw:layer="layout" draw:line-skew="-0.97cm" svg:x1="17.5cm" svg:y1="11cm" svg:x2="22.44cm" svg:y2="7.657cm" draw:start-shape="id33" draw:start-glue-point="1" draw:end-shape="id36" draw:end-glue-point="3" svg:d="M17500 11000h1500v-3343h3440" svg:viewBox="0 0 4941 3344">
          <text:p/>
        </draw:connector>
        <draw:custom-shape draw:name="On-Page-Reference 31" draw:style-name="gr353" draw:text-style-name="P22" draw:layer="layout" svg:width="1.5cm" svg:height="1.5cm" svg:x="1.75cm" svg:y="18cm">
          <text:p text:style-name="P11"><text:span text:style-name="T7">L</text:span></text:p>
          <text:p text:style-name="P11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2" draw:style-name="gr354" draw:text-style-name="P22" draw:layer="layout" svg:width="1.5cm" svg:height="1.5cm" svg:x="19cm" svg:y="5.25cm">
          <text:p text:style-name="P11"><text:span text:style-name="T7">L</text:span></text:p>
          <text:p text:style-name="P11"><text:span text:style-name="T7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3" draw:style-name="gr355" draw:text-style-name="P22" draw:layer="layout" svg:width="1.5cm" svg:height="1.5cm" svg:x="20.5cm" svg:y="7cm">
          <text:p text:style-name="P11"><text:span text:style-name="T7">L</text:span></text:p>
          <text:p text:style-name="P11"><text:span text:style-name="T7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5" draw:style-name="gr356" draw:text-style-name="P19" draw:layer="layout" draw:line-skew="0.3cm -0.105cm -2.69cm" svg:x1="35.683cm" svg:y1="5.927cm" svg:x2="23.703cm" svg:y2="11.548cm" draw:start-shape="id35" draw:start-glue-point="1" draw:end-shape="id37" draw:end-glue-point="3" svg:d="M35683 5927h565v2823h-15500v2798h2955" svg:viewBox="0 0 15501 5622">
          <text:p/>
        </draw:connector>
        <draw:connector draw:name="Connector-Standard 36" draw:style-name="gr357" draw:text-style-name="P19" draw:layer="layout" draw:line-skew="0.55cm 4.887cm -1.485cm" svg:x1="35.683cm" svg:y1="5.927cm" svg:x2="21.5cm" svg:y2="28.125cm" draw:start-shape="id35" draw:start-glue-point="1" draw:end-shape="id38" draw:end-glue-point="3" svg:d="M35683 5927h815v15823h-16748v6375h1750" svg:viewBox="0 0 16749 22199">
          <text:p/>
        </draw:connector>
        <draw:custom-shape draw:name="On-Page-Reference 34" draw:style-name="gr358" draw:text-style-name="P22" draw:layer="layout" svg:width="1.5cm" svg:height="1.5cm" svg:x="21cm" svg:y="10.75cm">
          <text:p text:style-name="P11"><text:span text:style-name="T7">WM</text:span></text:p>
          <text:p text:style-name="P11"><text:span text:style-name="T7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7" draw:style-name="gr359" draw:text-style-name="P19" draw:layer="layout" draw:line-skew="0.735cm 6.034cm" svg:x1="34.515cm" svg:y1="28cm" svg:x2="21.515cm" svg:y2="38.466cm" svg:d="M34515 28000h1000v11625h-14265v-1159h265" svg:viewBox="0 0 14266 11626">
          <text:p/>
        </draw:connector>
        <draw:custom-shape draw:name="On-Page-Reference 36" draw:style-name="gr360" draw:text-style-name="P22" draw:layer="layout" svg:width="1.5cm" svg:height="1.5cm" svg:x="34.75cm" svg:y="36.75cm">
          <text:p text:style-name="P11"><text:span text:style-name="T7">MS</text:span></text:p>
          <text:p text:style-name="P11"><text:span text:style-name="T7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7" draw:style-name="gr361" draw:text-style-name="P22" draw:layer="layout" svg:width="1.5cm" svg:height="1.5cm" svg:x="34.751cm" svg:y="36.751cm">
          <text:p text:style-name="P11"><text:span text:style-name="T7">MS</text:span></text:p>
          <text:p text:style-name="P11"><text:span text:style-name="T7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8" draw:style-name="gr362" draw:text-style-name="P19" draw:layer="layout" draw:line-skew="0.735cm 0cm -2.983cm" svg:x1="34.5cm" svg:y1="28cm" svg:x2="22.748cm" svg:y2="34.875cm" svg:d="M34500 28000h1000v3750h-16000v3125h3248" svg:viewBox="0 0 16001 6876">
          <text:p/>
        </draw:connector>
        <draw:custom-shape draw:name="On-Page-Reference 38" draw:style-name="gr363" draw:text-style-name="P22" draw:layer="layout" svg:width="1.5cm" svg:height="1.5cm" svg:x="18.5cm" svg:y="32.75cm">
          <text:p text:style-name="P11"><text:span text:style-name="T7">MS</text:span></text:p>
          <text:p text:style-name="P11"><text:span text:style-name="T7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64" draw:text-style-name="P9" xml:id="id40" draw:id="id40" draw:layer="layout" svg:width="13.25cm" svg:height="0.799cm" svg:x="22.5cm" svg:y="19.5cm">
          <text:p text:style-name="P8"><text:span text:style-name="T4">//Записать информацию в файл</text:span></text:p>
          <text:p text:style-name="P8"><text:span text:style-name="T4">void writeToFile(const std::string &amp;messageForOutput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39" draw:style-name="gr365" draw:text-style-name="P19" draw:layer="layout" draw:line-skew="0.795cm 5.873cm -1.985cm" svg:x1="35.69cm" svg:y1="7.657cm" svg:x2="21.5cm" svg:y2="29.841cm" draw:start-shape="id36" draw:start-glue-point="1" draw:end-shape="id39" draw:end-glue-point="3" svg:d="M35690 7657h1060v17093h-17500v5091h2250" svg:viewBox="0 0 17501 22185">
          <text:p/>
        </draw:connector>
        <draw:custom-shape draw:name="On-Page-Reference 35" draw:style-name="gr366" draw:text-style-name="P22" draw:layer="layout" svg:width="1.5cm" svg:height="1.5cm" svg:x="19cm" svg:y="21.75cm">
          <text:p text:style-name="P11"><text:span text:style-name="T7">WM</text:span></text:p>
          <text:p text:style-name="P11"><text:span text:style-name="T7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9" draw:style-name="gr367" draw:text-style-name="P22" draw:layer="layout" svg:width="1.5cm" svg:height="1.5cm" svg:x="18.5cm" svg:y="28.25cm">
          <text:p text:style-name="P11"><text:span text:style-name="T7">WM</text:span></text:p>
          <text:p text:style-name="P11"><text:span text:style-name="T7">9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40" draw:style-name="gr368" draw:text-style-name="P19" draw:layer="layout" draw:line-skew="1.295cm 0.589cm -1.735cm" svg:x1="35.69cm" svg:y1="7.657cm" svg:x2="22.5cm" svg:y2="19.899cm" draw:start-shape="id36" draw:start-glue-point="1" draw:end-shape="id40" draw:end-glue-point="3" svg:d="M35690 7657h1560v6843h-16750v5399h2000" svg:viewBox="0 0 16751 12243">
          <text:p/>
        </draw:connector>
        <draw:custom-shape draw:name="On-Page-Reference 40" draw:style-name="gr369" draw:text-style-name="P22" draw:layer="layout" svg:width="1.5cm" svg:height="1.5cm" svg:x="19.75cm" svg:y="16.5cm">
          <text:p text:style-name="P11"><text:span text:style-name="T7">WM</text:span></text:p>
          <text:p text:style-name="P11"><text:span text:style-name="T7">8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70" draw:text-style-name="P37" draw:layer="layout" svg:width="17.948cm" svg:height="1.673cm" svg:x="22.856cm" svg:y="0.336cm">
          <draw:text-box>
            <text:p><text:span text:style-name="T8">Схема интерфейсов классов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20 20" svg:d="M0 20l10-20 10 20z"/>
    <draw:marker draw:name="Стили_20_стрелок_20_1" draw:display-name="Стили стрелок 1" svg:viewBox="0 0 20 20" svg:d="M0 20l10-20 10 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21T11:40:20.729170100</meta:creation-date>
    <dc:date>2025-09-30T09:59:36.263000000</dc:date>
    <meta:editing-duration>PT22H34M31S</meta:editing-duration>
    <meta:editing-cycles>51</meta:editing-cycles>
    <meta:generator>LibreOffice/24.2.4.2$Windows_X86_64 LibreOffice_project/51a6219feb6075d9a4c46691dcfe0cd9c4fff3c2</meta:generator>
    <meta:document-statistic meta:object-count="392"/>
  </office:meta>
</office:document-meta>
</file>